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85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2">
      <style:text-properties fo:text-transform="uppercase" fo:color="#000000"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text-transform="uppercase" fo:color="#000000"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4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6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6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6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8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7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3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office:automatic-styles>
  <office:body>
    <office:presentation>
      <draw:page draw:name="Slide1" draw:style-name="a821" draw:master-page-name="Master1-Layout1-title-Title-Slide" presentation:presentation-page-layout-name="Master1-PPL1" draw:id="Slide-256">
        <draw:frame draw:id="id110" presentation:style-name="a825" draw:name="Title 1" svg:x="1.15in" svg:y="1.5663in" svg:width="10.9in" svg:height="3.32in" presentation:class="title" presentation:placeholder="false">
          <draw:text-box>
            <text:p text:style-name="a824" text:class-names="" text:cond-style-name=""><text:span text:style-name="a822" text:class-names="">Vaddin Framework</text:span><text:span text:style-name="a823" text:class-names=""/></text:p>
          </draw:text-box>
          <svg:title/>
          <svg:desc/>
        </draw:frame>
        <draw:frame draw:id="id111" presentation:style-name="a829" draw:name="Subtitle 2" svg:x="1.17in" svg:y="4.8in" svg:width="8.63in" svg:height="1.17in" presentation:class="subtitle" presentation:placeholder="false">
          <draw:text-box>
            <text:p text:style-name="a828" text:class-names="" text:cond-style-name=""><text:span text:style-name="a826" text:class-names="">I. Kouzak, T. Roodbeen</text:span><text:span text:style-name="a827" text:class-names=""/></text:p>
          </draw:text-box>
          <svg:title/>
          <svg:desc/>
        </draw:frame>
      </draw:page>
      <draw:page draw:name="Slide2" draw:style-name="a830" draw:master-page-name="Master1-Layout2-obj-Title-and-Content" presentation:presentation-page-layout-name="Master1-PPL2" draw:id="Slide-257">
        <draw:frame draw:id="id112" presentation:style-name="a834" draw:name="Title 1" svg:x="1.17in" svg:y="0.53in" svg:width="11in" svg:height="1.76in" presentation:class="title" presentation:placeholder="false">
          <draw:text-box>
            <text:p text:style-name="a833" text:class-names="" text:cond-style-name=""><text:span text:style-name="a831" text:class-names="">Table of content</text:span><text:span text:style-name="a832" text:class-names=""/></text:p>
          </draw:text-box>
          <svg:title/>
          <svg:desc/>
        </draw:frame>
        <draw:frame draw:id="id113" presentation:style-name="a868" draw:name="Content Placeholder 2" svg:x="1.17in" svg:y="2.32in" svg:width="11in" svg:height="4.43in" presentation:class="outline" presentation:placeholder="false">
          <draw:text-box>
            <text:list text:style-name="a837">
              <text:list-item>
                <text:p text:style-name="a836" text:class-names="" text:cond-style-name=""><text:span text:style-name="a835" text:class-names="">Introduction</text:span></text:p>
              </text:list-item>
            </text:list>
            <text:list text:style-name="a840">
              <text:list-item>
                <text:p text:style-name="a839" text:class-names="" text:cond-style-name=""><text:span text:style-name="a838" text:class-names="">Framework</text:span></text:p>
              </text:list-item>
            </text:list>
            <text:list text:style-name="a843">
              <text:list-item>
                <text:p text:style-name="a842" text:class-names="" text:cond-style-name=""><text:span text:style-name="a841" text:class-names="">Create table</text:span></text:p>
              </text:list-item>
            </text:list>
            <text:list text:style-name="a846">
              <text:list-item>
                <text:p text:style-name="a845" text:class-names="" text:cond-style-name=""><text:span text:style-name="a844" text:class-names="">Components</text:span></text:p>
              </text:list-item>
            </text:list>
            <text:list text:style-name="a851">
              <text:list-item>
                <text:p text:style-name="a850" text:class-names="" text:cond-style-name=""><text:span text:style-name="a847" text:class-names="">Vaadin</text:span><text:span text:style-name="a848" text:class-names=""><text:s text:c="1"/></text:span><text:span text:style-name="a849" text:class-names="">designer</text:span></text:p>
              </text:list-item>
            </text:list>
            <text:list text:style-name="a855">
              <text:list-item>
                <text:p text:style-name="a854" text:class-names="" text:cond-style-name=""><text:span text:style-name="a852" text:class-names="">Form exercise</text:span><text:span text:style-name="a853" text:class-names=""/></text:p>
              </text:list-item>
            </text:list>
            <text:list text:style-name="a858">
              <text:list-item>
                <text:p text:style-name="a857" text:class-names="" text:cond-style-name=""><text:span text:style-name="a856" text:class-names="">Pro’s &amp; con’s</text:span></text:p>
              </text:list-item>
            </text:list>
            <text:list text:style-name="a861">
              <text:list-item>
                <text:p text:style-name="a860" text:class-names="" text:cond-style-name=""><text:span text:style-name="a859" text:class-names="">Demo</text:span></text:p>
              </text:list-item>
            </text:list>
            <text:list text:style-name="a864">
              <text:list-item>
                <text:p text:style-name="a863" text:class-names="" text:cond-style-name=""><text:span text:style-name="a862" text:class-names=""/></text:p>
              </text:list-item>
            </text:list>
            <text:list text:style-name="a867">
              <text:list-item>
                <text:p text:style-name="a866" text:class-names="" text:cond-style-name=""><text:span text:style-name="a865" text:class-names=""/></text:p>
              </text:list-item>
            </text:list>
          </draw:text-box>
          <svg:title/>
          <svg:desc/>
        </draw:frame>
      </draw:page>
      <draw:page draw:name="Slide3" draw:style-name="a869" draw:master-page-name="Master1-Layout2-obj-Title-and-Content" presentation:presentation-page-layout-name="Master1-PPL2" draw:id="Slide-258">
        <draw:frame draw:id="id114" presentation:style-name="a873" draw:name="Title 1" svg:x="1.17in" svg:y="0.53in" svg:width="11in" svg:height="1.76in" presentation:class="title" presentation:placeholder="false">
          <draw:text-box>
            <text:p text:style-name="a872" text:class-names="" text:cond-style-name=""><text:span text:style-name="a870" text:class-names="">Introduction</text:span><text:span text:style-name="a871" text:class-names=""/></text:p>
          </draw:text-box>
          <svg:title/>
          <svg:desc/>
        </draw:frame>
        <draw:frame draw:id="id115" presentation:style-name="a881" draw:name="Content Placeholder 2" svg:x="1.17in" svg:y="2.32in" svg:width="11in" svg:height="4.43in" presentation:class="outline" presentation:placeholder="false">
          <draw:text-box>
            <text:list text:style-name="a876">
              <text:list-item>
                <text:p text:style-name="a875" text:class-names="" text:cond-style-name=""><text:span text:style-name="a874" text:class-names="">Vaadin is an open source web framework that helps Java developers build great user experiences with minimal effort. Focus on creating apps that your users will </text:span></text:p>
              </text:list-item>
            </text:list>
            <text:list text:style-name="a880">
              <text:list-item>
                <text:p text:style-name="a879" text:class-names="" text:cond-style-name=""><text:span text:style-name="a877" text:class-names="">Vaadin makes it easy to build beautiful web apps in Java. The included library of UI components is designed to work well on both mobile and desktop. Your users will appreciate the attention to detail while you can focus on the functionality.</text:span><text:span text:style-name="a87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15in" svg:y="1.5663in" svg:width="10.9in" svg:height="3.32in"/>
      <presentation:placeholder presentation:object="subtitle" svg:x="1.17in" svg:y="4.8in" svg:width="8.63in" svg:height="1.17in"/>
      <presentation:placeholder presentation:object="date-time" svg:x="8.71in" svg:y="6.86in" svg:width="3.58in" svg:height="0.39931in"/>
      <presentation:placeholder presentation:object="footer" svg:x="1.19in" svg:y="6.86in" svg:width="6.92in" svg:height="0.39931in"/>
      <presentation:placeholder presentation:object="page-number" svg:x="10.49074in" svg:y="4.69087in" svg:width="1.30563in" svg:height="0.7in"/>
    </style:presentation-page-layout>
    <style:presentation-page-layout style:name="Master1-PPL2" style:display-name="Title and Content">
      <presentation:placeholder presentation:object="title" svg:x="1.17in" svg:y="0.53in" svg:width="11in" svg:height="1.76in"/>
      <presentation:placeholder presentation:object="object" svg:x="1.17in" svg:y="2.32in" svg:width="11in" svg:height="4.43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3" style:display-name="Section Header">
      <presentation:placeholder presentation:object="title" svg:x="2.37in" svg:y="1.34in" svg:width="10.15in" svg:height="3.85in"/>
      <presentation:placeholder presentation:object="outline" svg:x="2.36852in" svg:y="5.49in" svg:width="9.9in" svg:height="1.16667in"/>
      <presentation:placeholder presentation:object="date-time" svg:x="9.39815in" svg:y="6.86in" svg:width="2.89185in" svg:height="0.39931in"/>
      <presentation:placeholder presentation:object="footer" svg:x="2.38704in" svg:y="6.86in" svg:width="6.92in" svg:height="0.39931in"/>
      <presentation:placeholder presentation:object="page-number" svg:x="0.92268in" svg:y="2.74074in" svg:width="1.29954in" svg:height="0.78776in"/>
    </style:presentation-page-layout>
    <style:presentation-page-layout style:name="Master1-PPL4" style:display-name="Two Content">
      <presentation:placeholder presentation:object="title" svg:x="1.17in" svg:y="0.53in" svg:width="11in" svg:height="1.76in"/>
      <presentation:placeholder presentation:object="object" svg:x="1.17in" svg:y="2.4in" svg:width="5.2in" svg:height="4.35in"/>
      <presentation:placeholder presentation:object="object" svg:x="6.96in" svg:y="2.4in" svg:width="5.2in" svg:height="4.35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5" style:display-name="Comparison">
      <presentation:placeholder presentation:object="title" svg:x="1.17in" svg:y="0.53in" svg:width="11in" svg:height="1.76in"/>
      <presentation:placeholder presentation:object="outline" svg:x="1.16667in" svg:y="2.24in" svg:width="5.2in" svg:height="0.7in"/>
      <presentation:placeholder presentation:object="object" svg:x="1.17in" svg:y="3in" svg:width="5.2in" svg:height="3.6in"/>
      <presentation:placeholder presentation:object="outline" svg:x="6.96in" svg:y="2.24in" svg:width="5.2in" svg:height="0.7in"/>
      <presentation:placeholder presentation:object="object" svg:x="6.96in" svg:y="3in" svg:width="5.2in" svg:height="3.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6" style:display-name="Title Only">
      <presentation:placeholder presentation:object="title" svg:x="1.17in" svg:y="0.53in" svg:width="11in" svg:height="1.7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7" style:display-name="Blank">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8" style:display-name="Content with Caption">
      <presentation:placeholder presentation:object="title" svg:x="9.35in" svg:y="0.75in" svg:width="3.5in" svg:height="1.9in"/>
      <presentation:placeholder presentation:object="object" svg:x="0.91667in" svg:y="0.75in" svg:width="7.34in" svg:height="5.49in"/>
      <presentation:placeholder presentation:object="outline" svg:x="9.35in" svg:y="2.65in" svg:width="3.5in" svg:height="3.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9" style:display-name="Picture with Caption">
      <presentation:placeholder presentation:object="title" svg:x="9.35in" svg:y="0.75in" svg:width="3.5in" svg:height="1.9in"/>
      <presentation:placeholder presentation:object="graphic" svg:x="0in" svg:y="0in" svg:width="9.08108in" svg:height="7.5in"/>
      <presentation:placeholder presentation:object="outline" svg:x="9.35in" svg:y="2.65in" svg:width="3.5in" svg:height="3.6in"/>
      <presentation:placeholder presentation:object="date-time" svg:x="8.71in" svg:y="6.86in" svg:width="3.58in" svg:height="0.39931in"/>
      <presentation:placeholder presentation:object="page-number" svg:x="12.37in" svg:y="6.86in" svg:width="0.7in" svg:height="0.39931in"/>
    </style:presentation-page-layout>
    <style:presentation-page-layout style:name="Master1-PPL10" style:display-name="Title and Vertical Text">
      <presentation:placeholder presentation:object="title" svg:x="1.17in" svg:y="0.53in" svg:width="11in" svg:height="1.76in"/>
      <presentation:placeholder presentation:object="outline" svg:x="1.17in" svg:y="2.32in" svg:width="11in" svg:height="4.43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11" style:display-name="Vertical Title and Text">
      <presentation:placeholder presentation:object="title" svg:x="9.54167in" svg:y="0.58333in" svg:width="2.79167in" svg:height="6.16667in"/>
      <presentation:placeholder presentation:object="outline" svg:x="1.16667in" svg:y="0.58333in" svg:width="8.20833in" svg:height="6.16667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style style:family="table-cell" style:name="a81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1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1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19">
      <style:table-cell-properties fo:background-color="#4472c4"/>
      <style:text-properties fo:color="#ffffff" fo:font-family="+mn-lt" style:font-family-asian="+mn-ea" style:font-family-complex="+mn-cs" fo:font-weight="bold" style:font-weight-asian="bold" style:font-weight-complex="bold"/>
    </style:style>
    <style:style style:family="table-cell" style:name="a813">
      <style:table-cell-properties/>
    </style:style>
    <style:style style:family="table-cell" style:name="a814">
      <style:table-cell-properties fo:background-color="#cfd5ea"/>
    </style:style>
    <style:style style:family="table-cell" style:name="a815">
      <style:table-cell-properties/>
    </style:style>
    <style:style style:family="table-cell" style:name="a820">
      <style:table-cell-properties fo:background-color="#4472c4"/>
      <style:text-properties fo:color="#ffffff" fo:font-family="+mn-lt" style:font-family-asian="+mn-ea" style:font-family-complex="+mn-cs" fo:font-weight="bold" style:font-weight-asian="bold" style:font-weight-complex="bold"/>
    </style:style>
    <style:style style:family="table-cell" style:name="a816">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draw:fill-image draw:name="a79" xlink:href="media/image1.png" xlink:show="embed" xlink:actuate="onLoad"/>
    <draw:fill-image draw:name="a403" xlink:href="media/image2.png" xlink:show="embed" xlink:actuate="onLoad"/>
    <draw:fill-image draw:name="a206" xlink:href="media/image1.png" xlink:show="embed" xlink:actuate="onLoad"/>
    <draw:fill-image draw:name="a543" xlink:href="media/image1.png" xlink:show="embed" xlink:actuate="onLoad"/>
    <draw:fill-image draw:name="a32" xlink:href="media/image2.png" xlink:show="embed" xlink:actuate="onLoad"/>
    <draw:fill-image draw:name="a99" xlink:href="media/image3.png" xlink:show="embed" xlink:actuate="onLoad"/>
    <draw:fill-image draw:name="a227" xlink:href="media/image3.png" xlink:show="embed" xlink:actuate="onLoad"/>
    <draw:fill-image draw:name="a167" xlink:href="media/image2.png" xlink:show="embed" xlink:actuate="onLoad"/>
    <draw:fill-image draw:name="a619" xlink:href="media/image1.png" xlink:show="embed" xlink:actuate="onLoad"/>
    <draw:fill-image draw:name="a311" xlink:href="media/image2.png" xlink:show="embed" xlink:actuate="onLoad"/>
    <draw:fill-image draw:name="a580" xlink:href="media/image2.png" xlink:show="embed" xlink:actuate="onLoad"/>
    <draw:fill-image draw:name="a640" xlink:href="media/image2.png" xlink:show="embed" xlink:actuate="onLoad"/>
    <draw:fill-image draw:name="a504" xlink:href="media/image2.png" xlink:show="embed" xlink:actuate="onLoad"/>
    <draw:fill-image draw:name="a71" xlink:href="media/image1.png" xlink:show="embed" xlink:actuate="onLoad"/>
    <draw:fill-image draw:name="a776" xlink:href="media/image2.png" xlink:show="embed" xlink:actuate="onLoad"/>
    <draw:fill-image draw:name="a455" xlink:href="media/image2.png" xlink:show="embed" xlink:actuate="onLoad"/>
    <draw:fill-image draw:name="a75" xlink:href="media/image1.png" xlink:show="embed" xlink:actuate="onLoad"/>
    <draw:fill-image draw:name="a708" xlink:href="media/image2.png" xlink:show="embed" xlink:actuate="onLoad"/>
    <table:table-template table:name="{5C22544A-7EE6-4342-B048-85BDC9FD1C3A}">
      <table:first-row table:style-name="a817" table:paragraph-style-name=""/>
      <table:last-row table:style-name="a818" table:paragraph-style-name=""/>
      <table:first-column table:style-name="a819" table:paragraph-style-name=""/>
      <table:last-column table:style-name="a820" table:paragraph-style-name=""/>
      <table:body table:style-name="a812" table:paragraph-style-name=""/>
      <table:even-rows table:style-name="a815" table:paragraph-style-name=""/>
      <table:odd-rows table:style-name="a816" table:paragraph-style-name=""/>
      <table:even-columns table:style-name="a813" table:paragraph-style-name=""/>
      <table:odd-columns table:style-name="a81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in" fo:padding-bottom="0in" fo:padding-left="0in" fo:padding-right="0in" draw:textarea-vertical-align="top" draw:textarea-horizontal-align="left" draw:fill="bitmap" draw:fill-image-name="a71"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graphic-properties fo:wrap-option="wrap" fo:padding-top="0in" fo:padding-bottom="0in" fo:padding-left="0in" fo:padding-right="0in" draw:textarea-vertical-align="top" draw:textarea-horizontal-align="left" draw:fill="bitmap" draw:fill-image-name="a75"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aragraph" style:name="a4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in" fo:padding-bottom="0in" fo:padding-left="0in" fo:padding-right="0in" draw:textarea-vertical-align="top" draw:textarea-horizontal-align="left" draw:fill="bitmap" draw:fill-image-name="a79"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
      <style:text-properties fo:text-transform="uppercase" fo:color="#000000" style:text-line-through-type="none" style:text-line-through-style="none" style:text-line-through-width="auto" style:text-line-through-color="font-color" style:text-position="0% 100%" fo:font-family="Rockwell Condensed"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Rockwell Condens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28">
      <style:graphic-properties fo:wrap-option="wrap" fo:padding-top="0in" fo:padding-bottom="0in" fo:padding-left="0in" fo:padding-right="0in" draw:textarea-vertical-align="top" draw:textarea-horizontal-align="left" draw:fill="bitmap" draw:fill-image-name="a227"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bitmap" draw:fill-image-name="a455"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1">
      <style:graphic-properties fo:wrap-option="wrap" fo:padding-top="0in" fo:padding-bottom="0in" fo:padding-left="0in" fo:padding-right="0in" draw:textarea-vertical-align="top" draw:textarea-horizontal-align="left" draw:fill="none" draw:stroke="solid" svg:stroke-width="0.02778in" svg:stroke-color="#ffffff" svg:stroke-opacity="100%" draw:stroke-linejoin="miter" svg:stroke-linecap="butt" draw:auto-grow-width="false" draw:auto-grow-height="false"/>
      <style:paragraph-properties style:font-independent-line-spacing="true" style:writing-mode="lr-tb"/>
    </style:style>
    <style:style style:family="text" style:name="a9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Rockwell Condens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draw:fill="none" draw:stroke="solid" svg:stroke-width="0.01389in" svg:stroke-color="#000000" svg:stroke-opacity="100%"/>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draw:fill="none" draw:stroke="solid" svg:stroke-width="0.01389in" svg:stroke-color="#000000" svg:stroke-opacity="100%"/>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6">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bitmap" draw:fill-image-name="a708"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0">
      <style:graphic-properties draw:fill="none" draw:stroke="solid" svg:stroke-width="0.01389in" svg:stroke-color="#000000" svg:stroke-opacity="100%"/>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bitmap" draw:fill-image-name="a504"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draw:fill="none" draw:stroke="solid" svg:stroke-width="0.01389in" svg:stroke-color="#000000" svg:stroke-opacity="100%"/>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64">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in" fo:padding-bottom="0in" fo:padding-left="0in" fo:padding-right="0in" draw:textarea-vertical-align="top" draw:textarea-horizontal-align="left" draw:fill="bitmap" draw:fill-image-name="a311"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4">
      <style:graphic-properties fo:wrap-option="wrap" fo:padding-top="0in" fo:padding-bottom="0in" fo:padding-left="0in" fo:padding-right="0in" draw:textarea-vertical-align="top" draw:textarea-horizontal-align="left" draw:fill="bitmap" draw:fill-image-name="a543" style:repeat="repeat" draw:fill-image-width="3.3738in" draw:fill-image-height="1.9286in" draw:fill-image-ref-point="center" draw:opacity="60%" draw:stroke="none" draw:auto-grow-width="false" draw:auto-grow-height="false"/>
      <style:paragraph-properties style:font-independent-line-spacing="true" style:writing-mode="lr-tb"/>
    </style:style>
    <style:style style:family="text" style:name="a545">
      <style:text-properties fo:text-transform="uppercase" fo:color="#000000" style:text-line-through-type="none" style:text-line-through-style="none" style:text-line-through-width="auto" style:text-line-through-color="font-color" style:text-position="0% 100%" fo:font-family="Rockwell Condens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bitmap" draw:fill-image-name="a776"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3">
      <style:graphic-properties draw:fill="none" draw:stroke="solid" svg:stroke-width="0.01389in" svg:stroke-color="#000000" svg:stroke-opacity="100%"/>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8">
      <style:graphic-properties draw:fill="none" draw:stroke="solid" svg:stroke-width="0.01389in" svg:stroke-color="#000000" svg:stroke-opacity="100%"/>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fo:wrap-option="wrap" fo:padding-top="0in" fo:padding-bottom="0in" fo:padding-left="0in" fo:padding-right="0in" draw:textarea-vertical-align="top" draw:textarea-horizontal-align="left" draw:fill="bitmap" draw:fill-image-name="a99"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in" fo:padding-bottom="0in" fo:padding-left="0in" fo:padding-right="0in" draw:textarea-vertical-align="top" draw:textarea-horizontal-align="left" draw:fill="none" draw:stroke="solid" svg:stroke-width="0.02778in" svg:stroke-color="#ffffff" svg:stroke-opacity="100%" draw:stroke-linejoin="miter" svg:stroke-linecap="butt"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9e3611"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draw:fill="none" draw:stroke="solid" svg:stroke-width="0.01389in" svg:stroke-color="#000000" svg:stroke-opacity="100%"/>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9e3611"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bitmap" draw:fill-image-name="a580"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2">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draw:fill="none" draw:stroke="solid" svg:stroke-width="0.01389in" svg:stroke-color="#000000" svg:stroke-opacity="100%"/>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9e3611"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2">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fo:wrap-option="wrap" fo:padding-top="0in" fo:padding-bottom="0in" fo:padding-left="0in" fo:padding-right="0in" draw:textarea-vertical-align="top" draw:textarea-horizontal-align="left" draw:fill="bitmap" draw:fill-image-name="a167"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0">
      <style:graphic-properties fo:wrap-option="wrap" fo:padding-top="0in" fo:padding-bottom="0in" fo:padding-left="0in" fo:padding-right="0in" draw:textarea-vertical-align="top" draw:textarea-horizontal-align="left" draw:fill="bitmap" draw:fill-image-name="a619" style:repeat="repeat" draw:fill-image-width="3.3738in" draw:fill-image-height="1.9286in" draw:fill-image-ref-point="center" draw:opacity="60%" draw:stroke="none" draw:auto-grow-width="false" draw:auto-grow-height="false"/>
      <style:paragraph-properties style:font-independent-line-spacing="true" style:writing-mode="lr-tb"/>
    </style:style>
    <style:style style:family="paragraph" style:name="a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text-transform="uppercase" fo:color="#000000" style:text-line-through-type="none" style:text-line-through-style="none" style:text-line-through-width="auto" style:text-line-through-color="font-color" style:text-position="0% 100%" fo:font-family="Rockwell Condens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Rockwel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solid" draw:fill-color="#e1e0e0" draw:opacity="100%" draw:stroke="none" draw:auto-grow-width="false" draw:auto-grow-height="false" style:shrink-to-fit="true"/>
      <style:paragraph-properties style:font-independent-line-spacing="true" style:writing-mode="lr-tb"/>
    </style:style>
    <style:style style:family="text" style:name="a627">
      <style:text-properties fo:font-variant="normal" fo:text-transform="none" fo:color="#9e3611"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fo:wrap-option="wrap" fo:padding-top="0in" fo:padding-bottom="0in" fo:padding-left="0in" fo:padding-right="0in" draw:textarea-vertical-align="top" draw:textarea-horizontal-align="left" draw:fill="bitmap" draw:fill-image-name="a32"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draw:fill="none" draw:stroke="solid" svg:stroke-width="0.01389in" svg:stroke-color="#000000" svg:stroke-opacity="100%"/>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4">
      <style:graphic-properties fo:wrap-option="wrap" fo:padding-top="0in" fo:padding-bottom="0in" fo:padding-left="0in" fo:padding-right="0in" draw:textarea-vertical-align="top" draw:textarea-horizontal-align="left" draw:fill="bitmap" draw:fill-image-name="a403"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
      <style:graphic-properties draw:fill="none" draw:stroke="solid" svg:stroke-width="0.01389in" svg:stroke-color="#000000" svg:stroke-opacity="100%"/>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draw:fill="none" draw:stroke="solid" svg:stroke-width="0.01389in" svg:stroke-color="#000000" svg:stroke-opacity="100%"/>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in" fo:padding-bottom="0in" fo:padding-left="0in" fo:padding-right="0in" draw:textarea-vertical-align="top" draw:textarea-horizontal-align="left" draw:fill="bitmap" draw:fill-image-name="a640"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draw:fill="none" draw:stroke="solid" svg:stroke-width="0.01389in" svg:stroke-color="#000000" svg:stroke-opacity="100%"/>
    </style:style>
    <style:style style:family="paragraph" style:name="a4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in" fo:padding-bottom="0in" fo:padding-left="0in" fo:padding-right="0in" draw:textarea-vertical-align="top" draw:textarea-horizontal-align="left" draw:fill="bitmap" draw:fill-image-name="a206"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text-transform="uppercase" fo:color="#000000" style:text-line-through-type="none" style:text-line-through-style="none" style:text-line-through-width="auto" style:text-line-through-color="font-color" style:text-position="0% 100%" fo:font-family="Rockwell Condense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8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5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6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7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7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number:date-style xmlns:number="urn:oasis:names:tc:opendocument:xmlns:datastyle:1.0" style:name="a6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Wood-Type" style:page-layout-name="pageLayout1" draw:style-name="a0">
      <draw:frame draw:id="id0" presentation:style-name="a3" draw:name="Title Placeholder 1" svg:x="1.17in" svg:y="0.53in" svg:width="11in" svg:height="1.76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17in" svg:y="2.32in" svg:width="11in" svg:height="4.4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8.71in" svg:y="6.86in" svg:width="3.58in" svg:height="0.39931in" presentation:class="date-time" presentation:placeholder="false">
        <draw:text-box>
          <text:p text:style-name="a22" text:class-names="" text:cond-style-name=""><text:span text:style-name="a20" text:class-names=""><text:date text:fixed="false" style:data-style-name="a21">11/13/2019</text:date></text:span></text:p>
        </draw:text-box>
        <svg:title/>
        <svg:desc/>
      </draw:frame>
      <draw:frame draw:id="id3" presentation:style-name="a26" draw:name="Footer Placeholder 4" svg:x="1.19in" svg:y="6.86in" svg:width="6.92in" svg:height="0.39931in" presentation:class="footer" presentation:placeholder="false">
        <draw:text-box>
          <text:p text:style-name="a25" text:class-names="" text:cond-style-name=""><text:span text:style-name="a24" text:class-names=""/></text:p>
        </draw:text-box>
        <svg:title/>
        <svg:desc/>
      </draw:frame>
      <draw:g draw:name="Group 6" draw:id="id4">
        <svg:title/>
        <svg:desc/>
        <draw:custom-shape svg:x="12.46908in" svg:y="6.81286in" svg:width="0.5in" svg:height="0.5in" draw:id="id6" draw:style-name="a33" draw:name="Oval 7">
          <svg:title/>
          <svg:desc/>
          <text:p text:style-name="a31" text:class-names="" text:cond-style-name=""><text:span text:style-name="a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7" draw:style-name="a36" draw:name="Oval 8">
          <svg:title/>
          <svg:desc/>
          <text:p text:style-name="a35" text:class-names="" text:cond-style-name=""><text:span text:style-name="a3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5" presentation:style-name="a29" draw:name="Slide Number Placeholder 5" svg:x="12.37in" svg:y="6.86in" svg:width="0.7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7">
        <draw:frame draw:id="id8" presentation:style-name="a39" draw:name="Header Placeholder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3" draw:name="Date Placeholder 2" svg:x="4.24826in" svg:y="0in" svg:width="3.25in" svg:height="0.50174in" presentation:class="date-time" presentation:placeholder="false">
          <draw:text-box>
            <text:p text:style-name="a42" text:class-names="" text:cond-style-name=""><text:span text:style-name="a40" text:class-names=""><text:date text:fixed="false" style:data-style-name="a41">13/11/2019</text:date></text:span></text:p>
          </draw:text-box>
          <svg:title/>
          <svg:desc/>
        </draw:frame>
        <draw:page-thumbnail svg:x="0.75in" svg:y="1.25in" svg:width="6in" svg:height="3.375in" presentation:class="page" draw:id="id10" presentation:style-name="a44" draw:name="Slide Image Placeholder 3">
          <svg:title/>
          <svg:desc/>
        </draw:page-thumbnail>
        <draw:frame draw:id="id11" presentation:style-name="a60" draw:name="Notes Placeholder 4" svg:x="0.75in" svg:y="4.8125in" svg:width="6in" svg:height="3.9375in" presentation:class="notes" presentation:placeholder="false">
          <draw:text-box>
            <text:p text:style-name="a46" text:class-names="" text:cond-style-name=""><text:span text:style-name="a45" text:class-names="">Click to 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6" text:class-names="">Fifth level</text:span><text:span text:style-name="a57" text:class-names=""/></text:p>
                              </text:list-item>
                            </text:list>
                          </text:list-item>
                        </text:list>
                      </text:list-item>
                    </text:list>
                  </text:list-item>
                </text:list>
              </text:list-item>
            </text:list>
          </draw:text-box>
          <svg:title/>
          <svg:desc/>
        </draw:frame>
        <draw:frame draw:id="id12" presentation:style-name="a63" draw:name="Footer Placeholder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3" presentation:style-name="a66" draw:name="Slide Number Placeholder 6" svg:x="4.24826in" svg:y="9.49826in" svg:width="3.25in" svg:height="0.50174in" presentation:class="page-number" presentation:placeholder="false">
          <draw:text-box>
            <text:p text:style-name="a65" text:class-names="" text:cond-style-name=""><text:span text:style-name="a64" text:class-names=""><text:page-number style:num-format="1" text:fixed="false"/></text:span></text:p>
          </draw:text-box>
          <svg:title/>
          <svg:desc/>
        </draw:frame>
      </presentation:notes>
    </style:master-page>
    <style:master-page style:name="Master1-Layout1-title-Title-Slide" style:page-layout-name="pageLayout1" draw:style-name="a68">
      <draw:custom-shape svg:x="1.00704in" svg:y="1.47304in" svg:width="11.18in" svg:height="0.08824in" draw:id="id14" draw:style-name="a72" draw:name="Rectangle 6">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custom-shape svg:x="1.00704in" svg:y="4.7022in" svg:width="11.18in" svg:height="0.08824in" draw:id="id15" draw:style-name="a76" draw:name="Rectangle 7">
        <svg:title/>
        <svg:desc/>
        <text:p text:style-name="a74" text:class-names="" text:cond-style-name=""><text:span text:style-name="a73" text:class-names=""/></text:p>
        <draw:enhanced-geometry xmlns:dr3d="urn:oasis:names:tc:opendocument:xmlns:dr3d:1.0" draw:type="non-primitive" svg:viewBox="0 0 21600 21600" draw:enhanced-path="M 0 0 L 21600 0 21600 21600 0 21600 Z N"/>
      </draw:custom-shape>
      <draw:custom-shape svg:x="1.00704in" svg:y="1.62377in" svg:width="11.18in" svg:height="3in" draw:id="id16" draw:style-name="a80" draw:name="Rectangle 8">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draw:g draw:name="Group 9" draw:id="id17">
        <svg:title/>
        <svg:desc/>
        <draw:custom-shape svg:x="10.55251in" svg:y="4.44983in" svg:width="1.18209in" svg:height="1.18209in" draw:id="id23" draw:style-name="a100" draw:name="Oval 10">
          <svg:title/>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67072in" svg:y="4.56804in" svg:width="0.94567in" svg:height="0.94567in" draw:id="id24" draw:style-name="a103" draw:name="Oval 11">
          <svg:title/>
          <svg:desc/>
          <text:p text:style-name="a102" text:class-names="" text:cond-style-name=""><text:span text:style-name="a1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8" presentation:style-name="a83" draw:name="Title 1" svg:x="1.15in" svg:y="1.5663in" svg:width="10.9in" svg:height="3.32in" presentation:class="title" presentation:placeholder="false">
        <draw:text-box>
          <text:p text:style-name="a82" text:class-names="" text:cond-style-name=""><text:span text:style-name="a81" text:class-names="">Click to edit Master title style</text:span></text:p>
        </draw:text-box>
        <svg:title/>
        <svg:desc/>
      </draw:frame>
      <draw:frame draw:id="id19" presentation:style-name="a86" draw:name="Subtitle 2" svg:x="1.17in" svg:y="4.8in" svg:width="8.63in" svg:height="1.17in" presentation:class="subtitle" presentation:placeholder="false">
        <draw:text-box>
          <text:p text:style-name="a85" text:class-names="" text:cond-style-name=""><text:span text:style-name="a84" text:class-names="">Click to edit Master subtitle style</text:span></text:p>
        </draw:text-box>
        <svg:title/>
        <svg:desc/>
      </draw:frame>
      <draw:frame draw:id="id20" presentation:style-name="a90" draw:name="Date Placeholder 3" svg:x="8.71in" svg:y="6.86in" svg:width="3.58in" svg:height="0.39931in" presentation:class="date-time" presentation:placeholder="false">
        <draw:text-box>
          <text:p text:style-name="a89" text:class-names="" text:cond-style-name=""><text:span text:style-name="a87" text:class-names=""><text:date text:fixed="false" style:data-style-name="a88">11/13/2019</text:date></text:span></text:p>
        </draw:text-box>
        <svg:title/>
        <svg:desc/>
      </draw:frame>
      <draw:frame draw:id="id21" presentation:style-name="a93" draw:name="Footer Placeholder 4" svg:x="1.19in" svg:y="6.86in" svg:width="6.92in" svg:height="0.39931in" presentation:class="footer" presentation:placeholder="false">
        <draw:text-box>
          <text:p text:style-name="a92" text:class-names="" text:cond-style-name=""><text:span text:style-name="a91" text:class-names=""/></text:p>
        </draw:text-box>
        <svg:title/>
        <svg:desc/>
      </draw:frame>
      <draw:frame draw:id="id22" presentation:style-name="a96" draw:name="Slide Number Placeholder 5" svg:x="10.49074in" svg:y="4.69087in" svg:width="1.30563in" svg:height="0.7in" presentation:class="page-number" presentation:placeholder="false">
        <draw:text-box>
          <text:p text:style-name="a95" text:class-names="" text:cond-style-name=""><text:span text:style-name="a94" text:class-names=""><text:page-number style:num-format="1" text:fixed="false"/></text:span></text:p>
        </draw:text-box>
        <svg:title/>
        <svg:desc/>
      </draw:frame>
      <presentation:notes style:page-layout-name="pageLayout2" draw:style-name="a134">
        <draw:frame draw:id="id8" presentation:style-name="a106" draw:name="Header Placeholder 1" svg:x="0in" svg:y="0in" svg:width="3.25in" svg:height="0.50174in" presentation:class="header" presentation:placeholder="false">
          <draw:text-box>
            <text:p text:style-name="a105" text:class-names="" text:cond-style-name=""><text:span text:style-name="a104" text:class-names=""/></text:p>
          </draw:text-box>
          <svg:title/>
          <svg:desc/>
        </draw:frame>
        <draw:frame draw:id="id9" presentation:style-name="a110" draw:name="Date Placeholder 2" svg:x="4.24826in" svg:y="0in" svg:width="3.25in" svg:height="0.50174in" presentation:class="date-time" presentation:placeholder="false">
          <draw:text-box>
            <text:p text:style-name="a109" text:class-names="" text:cond-style-name=""><text:span text:style-name="a107" text:class-names=""><text:date text:fixed="false" style:data-style-name="a108">13/11/2019</text:date></text:span></text:p>
          </draw:text-box>
          <svg:title/>
          <svg:desc/>
        </draw:frame>
        <draw:page-thumbnail svg:x="0.75in" svg:y="1.25in" svg:width="6in" svg:height="3.375in" presentation:class="page" draw:id="id10" presentation:style-name="a111" draw:name="Slide Image Placeholder 3">
          <svg:title/>
          <svg:desc/>
        </draw:page-thumbnail>
        <draw:frame draw:id="id11" presentation:style-name="a127" draw:name="Notes Placeholder 4" svg:x="0.75in" svg:y="4.8125in" svg:width="6in" svg:height="3.9375in" presentation:class="notes" presentation:placeholder="false">
          <draw:text-box>
            <text:p text:style-name="a113" text:class-names="" text:cond-style-name=""><text:span text:style-name="a112" text:class-names="">Click to edit Master text styles</text:span></text:p>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3" text:class-names="">Fifth level</text:span><text:span text:style-name="a124" text:class-names=""/></text:p>
                              </text:list-item>
                            </text:list>
                          </text:list-item>
                        </text:list>
                      </text:list-item>
                    </text:list>
                  </text:list-item>
                </text:list>
              </text:list-item>
            </text:list>
          </draw:text-box>
          <svg:title/>
          <svg:desc/>
        </draw:frame>
        <draw:frame draw:id="id12" presentation:style-name="a130" draw:name="Footer Placeholder 5" svg:x="0in" svg:y="9.49826in" svg:width="3.25in" svg:height="0.50174in" presentation:class="footer" presentation:placeholder="false">
          <draw:text-box>
            <text:p text:style-name="a129" text:class-names="" text:cond-style-name=""><text:span text:style-name="a128" text:class-names=""/></text:p>
          </draw:text-box>
          <svg:title/>
          <svg:desc/>
        </draw:frame>
        <draw:frame draw:id="id13" presentation:style-name="a133" draw:name="Slide Number Placeholder 6" svg:x="4.24826in" svg:y="9.49826in" svg:width="3.25in" svg:height="0.50174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master-page>
    <style:master-page style:name="Master1-Layout2-obj-Title-and-Content" style:page-layout-name="pageLayout1" draw:style-name="a135">
      <draw:g draw:name="Group 6" draw:id="id25">
        <svg:title/>
        <svg:desc/>
        <draw:custom-shape svg:x="12.46908in" svg:y="6.81286in" svg:width="0.5in" svg:height="0.5in" draw:id="id31" draw:layer="Master1-bg" draw:style-name="a168" draw:name="Oval 7">
          <svg:title/>
          <svg:desc/>
          <text:p text:style-name="a166" text:class-names="" text:cond-style-name=""><text:span text:style-name="a1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32" draw:layer="Master1-bg" draw:style-name="a171" draw:name="Oval 8">
          <svg:title/>
          <svg:desc/>
          <text:p text:style-name="a170" text:class-names="" text:cond-style-name=""><text:span text:style-name="a16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6" presentation:style-name="a138" draw:name="Title 1" svg:x="1.17in" svg:y="0.53in" svg:width="11in" svg:height="1.76in" presentation:class="title" presentation:placeholder="false">
        <draw:text-box>
          <text:p text:style-name="a137" text:class-names="" text:cond-style-name=""><text:span text:style-name="a136" text:class-names="">Click to edit Master title style</text:span></text:p>
        </draw:text-box>
        <svg:title/>
        <svg:desc/>
      </draw:frame>
      <draw:frame draw:id="id27" presentation:style-name="a154" draw:name="Content Placeholder 2" svg:x="1.17in" svg:y="2.32in" svg:width="11in" svg:height="4.43in" presentation:class="object" presentation:placeholder="false">
        <draw:text-box>
          <text:list text:style-name="a141">
            <text:list-item>
              <text:p text:style-name="a140" text:class-names="" text:cond-style-name=""><text:span text:style-name="a139" text:class-names="">Click to edit Master text styles</text:span></text:p>
            </text:list-item>
          </text:list>
          <text:list text:style-name="a144">
            <text:list-item>
              <text:list text:style-name="a144">
                <text:list-item>
                  <text:p text:style-name="a143" text:class-names="" text:cond-style-name=""><text:span text:style-name="a142" text:class-names="">Second level</text:span></text:p>
                </text:list-item>
              </text:list>
            </text:list-item>
          </text:list>
          <text:list text:style-name="a147">
            <text:list-item>
              <text:list text:style-name="a147">
                <text:list-item>
                  <text:list text:style-name="a147">
                    <text:list-item>
                      <text:p text:style-name="a146" text:class-names="" text:cond-style-name=""><text:span text:style-name="a145" text:class-names="">Third level</text:span></text:p>
                    </text:list-item>
                  </text:list>
                </text:list-item>
              </text:list>
            </text:list-item>
          </text:list>
          <text:list text:style-name="a150">
            <text:list-item>
              <text:list text:style-name="a150">
                <text:list-item>
                  <text:list text:style-name="a150">
                    <text:list-item>
                      <text:list text:style-name="a150">
                        <text:list-item>
                          <text:p text:style-name="a149" text:class-names="" text:cond-style-name=""><text:span text:style-name="a148"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1" text:class-names="">Fifth level</text:span></text:p>
                            </text:list-item>
                          </text:list>
                        </text:list-item>
                      </text:list>
                    </text:list-item>
                  </text:list>
                </text:list-item>
              </text:list>
            </text:list-item>
          </text:list>
        </draw:text-box>
        <svg:title/>
        <svg:desc/>
      </draw:frame>
      <draw:frame draw:id="id28" presentation:style-name="a158" draw:name="Date Placeholder 3" svg:x="8.71in" svg:y="6.86in" svg:width="3.58in" svg:height="0.39931in" presentation:class="date-time" presentation:placeholder="false">
        <draw:text-box>
          <text:p text:style-name="a157" text:class-names="" text:cond-style-name=""><text:span text:style-name="a155" text:class-names=""><text:date text:fixed="false" style:data-style-name="a156">11/13/2019</text:date></text:span></text:p>
        </draw:text-box>
        <svg:title/>
        <svg:desc/>
      </draw:frame>
      <draw:frame draw:id="id29" presentation:style-name="a161" draw:name="Footer Placeholder 4" svg:x="1.19in" svg:y="6.86in" svg:width="6.92in" svg:height="0.39931in" presentation:class="footer" presentation:placeholder="false">
        <draw:text-box>
          <text:p text:style-name="a160" text:class-names="" text:cond-style-name=""><text:span text:style-name="a159" text:class-names=""/></text:p>
        </draw:text-box>
        <svg:title/>
        <svg:desc/>
      </draw:frame>
      <draw:frame draw:id="id30" presentation:style-name="a164" draw:name="Slide Number Placeholder 5" svg:x="12.37in" svg:y="6.86in" svg:width="0.7in" svg:height="0.39931in" presentation:class="page-number" presentation:placeholder="false">
        <draw:text-box>
          <text:p text:style-name="a163" text:class-names="" text:cond-style-name=""><text:span text:style-name="a162" text:class-names=""><text:page-number style:num-format="1" text:fixed="false"/></text:span></text:p>
        </draw:text-box>
        <svg:title/>
        <svg:desc/>
      </draw:frame>
      <presentation:notes style:page-layout-name="pageLayout2" draw:style-name="a202">
        <draw:frame draw:id="id8" presentation:style-name="a174" draw:name="Header Placeholder 1" svg:x="0in" svg:y="0in" svg:width="3.25in" svg:height="0.50174in" presentation:class="header" presentation:placeholder="false">
          <draw:text-box>
            <text:p text:style-name="a173" text:class-names="" text:cond-style-name=""><text:span text:style-name="a172" text:class-names=""/></text:p>
          </draw:text-box>
          <svg:title/>
          <svg:desc/>
        </draw:frame>
        <draw:frame draw:id="id9" presentation:style-name="a178" draw:name="Date Placeholder 2" svg:x="4.24826in" svg:y="0in" svg:width="3.25in" svg:height="0.50174in" presentation:class="date-time" presentation:placeholder="false">
          <draw:text-box>
            <text:p text:style-name="a177" text:class-names="" text:cond-style-name=""><text:span text:style-name="a175" text:class-names=""><text:date text:fixed="false" style:data-style-name="a176">13/11/2019</text:date></text:span></text:p>
          </draw:text-box>
          <svg:title/>
          <svg:desc/>
        </draw:frame>
        <draw:page-thumbnail svg:x="0.75in" svg:y="1.25in" svg:width="6in" svg:height="3.375in" presentation:class="page" draw:id="id10" presentation:style-name="a179" draw:name="Slide Image Placeholder 3">
          <svg:title/>
          <svg:desc/>
        </draw:page-thumbnail>
        <draw:frame draw:id="id11" presentation:style-name="a195" draw:name="Notes Placeholder 4" svg:x="0.75in" svg:y="4.8125in" svg:width="6in" svg:height="3.9375in" presentation:class="notes" presentation:placeholder="false">
          <draw:text-box>
            <text:p text:style-name="a181" text:class-names="" text:cond-style-name=""><text:span text:style-name="a180" text:class-names="">Click to edit Master text styles</text:span></text:p>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4">
              <text:list-item>
                <text:list text:style-name="a194">
                  <text:list-item>
                    <text:list text:style-name="a194">
                      <text:list-item>
                        <text:list text:style-name="a194">
                          <text:list-item>
                            <text:list text:style-name="a194">
                              <text:list-item>
                                <text:p text:style-name="a193" text:class-names="" text:cond-style-name=""><text:span text:style-name="a191" text:class-names="">Fifth level</text:span><text:span text:style-name="a192" text:class-names=""/></text:p>
                              </text:list-item>
                            </text:list>
                          </text:list-item>
                        </text:list>
                      </text:list-item>
                    </text:list>
                  </text:list-item>
                </text:list>
              </text:list-item>
            </text:list>
          </draw:text-box>
          <svg:title/>
          <svg:desc/>
        </draw:frame>
        <draw:frame draw:id="id12" presentation:style-name="a198" draw:name="Footer Placeholder 5" svg:x="0in" svg:y="9.49826in" svg:width="3.25in" svg:height="0.50174in" presentation:class="footer" presentation:placeholder="false">
          <draw:text-box>
            <text:p text:style-name="a197" text:class-names="" text:cond-style-name=""><text:span text:style-name="a196" text:class-names=""/></text:p>
          </draw:text-box>
          <svg:title/>
          <svg:desc/>
        </draw:frame>
        <draw:frame draw:id="id13" presentation:style-name="a201" draw:name="Slide Number Placeholder 6" svg:x="4.24826in" svg:y="9.49826in" svg:width="3.25in" svg:height="0.50174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3-secHead-Section-Header" style:page-layout-name="pageLayout1" draw:style-name="a203">
      <draw:custom-shape svg:x="0in" svg:y="5.37838in" svg:width="13.33333in" svg:height="2.12162in" draw:id="id33" draw:style-name="a207" draw:name="Rectangle 6">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frame draw:id="id34" presentation:style-name="a210" draw:name="Title 1" svg:x="2.37in" svg:y="1.34in" svg:width="10.15in" svg:height="3.85in" presentation:class="title" presentation:placeholder="false">
        <draw:text-box>
          <text:p text:style-name="a209" text:class-names="" text:cond-style-name=""><text:span text:style-name="a208" text:class-names="">Click to edit Master title style</text:span></text:p>
        </draw:text-box>
        <svg:title/>
        <svg:desc/>
      </draw:frame>
      <draw:frame draw:id="id35" presentation:style-name="a214" draw:name="Text Placeholder 2" svg:x="2.36852in" svg:y="5.49in" svg:width="9.9in" svg:height="1.16667in" presentation:class="outline" presentation:placeholder="false">
        <draw:text-box>
          <text:list text:style-name="a213">
            <text:list-item>
              <text:p text:style-name="a212" text:class-names="" text:cond-style-name=""><text:span text:style-name="a211" text:class-names="">Click to edit Master text styles</text:span></text:p>
            </text:list-item>
          </text:list>
        </draw:text-box>
        <svg:title/>
        <svg:desc/>
      </draw:frame>
      <draw:frame draw:id="id36" presentation:style-name="a218" draw:name="Date Placeholder 3" svg:x="9.39815in" svg:y="6.86in" svg:width="2.89185in" svg:height="0.39931in" presentation:class="date-time" presentation:placeholder="false">
        <draw:text-box>
          <text:p text:style-name="a217" text:class-names="" text:cond-style-name=""><text:span text:style-name="a215" text:class-names=""><text:date text:fixed="false" style:data-style-name="a216">11/13/2019</text:date></text:span></text:p>
        </draw:text-box>
        <svg:title/>
        <svg:desc/>
      </draw:frame>
      <draw:frame draw:id="id37" presentation:style-name="a221" draw:name="Footer Placeholder 4" svg:x="2.38704in" svg:y="6.86in" svg:width="6.92in" svg:height="0.39931in" presentation:class="footer" presentation:placeholder="false">
        <draw:text-box>
          <text:p text:style-name="a220" text:class-names="" text:cond-style-name=""><text:span text:style-name="a219" text:class-names=""/></text:p>
        </draw:text-box>
        <svg:title/>
        <svg:desc/>
      </draw:frame>
      <draw:g draw:name="Group 7" draw:id="id38">
        <svg:title/>
        <svg:desc/>
        <draw:custom-shape svg:x="0.98141in" svg:y="2.54358in" svg:width="1.18209in" svg:height="1.18209in" draw:id="id40" draw:style-name="a228" draw:name="Oval 8">
          <svg:title/>
          <svg:desc/>
          <text:p text:style-name="a226" text:class-names="" text:cond-style-name=""><text:span text:style-name="a2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9962in" svg:y="2.66179in" svg:width="0.94567in" svg:height="0.94567in" draw:id="id41" draw:style-name="a231" draw:name="Oval 9">
          <svg:title/>
          <svg:desc/>
          <text:p text:style-name="a230" text:class-names="" text:cond-style-name=""><text:span text:style-name="a2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39" presentation:style-name="a224" draw:name="Slide Number Placeholder 5" svg:x="0.92268in" svg:y="2.74074in" svg:width="1.29954in" svg:height="0.78776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page-layout-name="pageLayout2" draw:style-name="a262">
        <draw:frame draw:id="id8" presentation:style-name="a234" draw:name="Header Placeholder 1" svg:x="0in" svg:y="0in" svg:width="3.25in" svg:height="0.50174in" presentation:class="header" presentation:placeholder="false">
          <draw:text-box>
            <text:p text:style-name="a233" text:class-names="" text:cond-style-name=""><text:span text:style-name="a232" text:class-names=""/></text:p>
          </draw:text-box>
          <svg:title/>
          <svg:desc/>
        </draw:frame>
        <draw:frame draw:id="id9" presentation:style-name="a238" draw:name="Date Placeholder 2" svg:x="4.24826in" svg:y="0in" svg:width="3.25in" svg:height="0.50174in" presentation:class="date-time" presentation:placeholder="false">
          <draw:text-box>
            <text:p text:style-name="a237" text:class-names="" text:cond-style-name=""><text:span text:style-name="a235" text:class-names=""><text:date text:fixed="false" style:data-style-name="a236">13/11/2019</text:date></text:span></text:p>
          </draw:text-box>
          <svg:title/>
          <svg:desc/>
        </draw:frame>
        <draw:page-thumbnail svg:x="0.75in" svg:y="1.25in" svg:width="6in" svg:height="3.375in" presentation:class="page" draw:id="id10" presentation:style-name="a239" draw:name="Slide Image Placeholder 3">
          <svg:title/>
          <svg:desc/>
        </draw:page-thumbnail>
        <draw:frame draw:id="id11" presentation:style-name="a255" draw:name="Notes Placeholder 4" svg:x="0.75in" svg:y="4.8125in" svg:width="6in" svg:height="3.9375in" presentation:class="notes" presentation:placeholder="false">
          <draw:text-box>
            <text:p text:style-name="a241" text:class-names="" text:cond-style-name=""><text:span text:style-name="a240" text:class-names="">Click to 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12" presentation:style-name="a258" draw:name="Footer Placeholder 5" svg:x="0in" svg:y="9.49826in" svg:width="3.25in" svg:height="0.50174in" presentation:class="footer" presentation:placeholder="false">
          <draw:text-box>
            <text:p text:style-name="a257" text:class-names="" text:cond-style-name=""><text:span text:style-name="a256" text:class-names=""/></text:p>
          </draw:text-box>
          <svg:title/>
          <svg:desc/>
        </draw:frame>
        <draw:frame draw:id="id13" presentation:style-name="a261" draw:name="Slide Number Placeholder 6" svg:x="4.24826in" svg:y="9.49826in" svg:width="3.25in" svg:height="0.50174in" presentation:class="page-number" presentation:placeholder="false">
          <draw:text-box>
            <text:p text:style-name="a260" text:class-names="" text:cond-style-name=""><text:span text:style-name="a259" text:class-names=""><text:page-number style:num-format="1" text:fixed="false"/></text:span></text:p>
          </draw:text-box>
          <svg:title/>
          <svg:desc/>
        </draw:frame>
      </presentation:notes>
    </style:master-page>
    <style:master-page style:name="Master1-Layout4-twoObj-Two-Content" style:page-layout-name="pageLayout1" draw:style-name="a263">
      <draw:g draw:name="Group 6" draw:id="id42">
        <svg:title/>
        <svg:desc/>
        <draw:custom-shape svg:x="12.46908in" svg:y="6.81286in" svg:width="0.5in" svg:height="0.5in" draw:id="id49" draw:layer="Master1-bg" draw:style-name="a312" draw:name="Oval 7">
          <svg:title/>
          <svg:desc/>
          <text:p text:style-name="a310" text:class-names="" text:cond-style-name=""><text:span text:style-name="a3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50" draw:layer="Master1-bg" draw:style-name="a315" draw:name="Oval 8">
          <svg:title/>
          <svg:desc/>
          <text:p text:style-name="a314" text:class-names="" text:cond-style-name=""><text:span text:style-name="a3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43" presentation:style-name="a266" draw:name="Title 1" svg:x="1.17in" svg:y="0.53in" svg:width="11in" svg:height="1.76in" presentation:class="title" presentation:placeholder="false">
        <draw:text-box>
          <text:p text:style-name="a265" text:class-names="" text:cond-style-name=""><text:span text:style-name="a264" text:class-names="">Click to edit Master title style</text:span></text:p>
        </draw:text-box>
        <svg:title/>
        <svg:desc/>
      </draw:frame>
      <draw:frame draw:id="id44" presentation:style-name="a282" draw:name="Content Placeholder 2" svg:x="1.17in" svg:y="2.4in" svg:width="5.2in" svg:height="4.35in" presentation:class="object" presentation:placeholder="false">
        <draw:text-box>
          <text:list text:style-name="a269">
            <text:list-item>
              <text:p text:style-name="a268" text:class-names="" text:cond-style-name=""><text:span text:style-name="a267" text:class-names="">Click to edit Master text styles</text:span></text:p>
            </text:list-item>
          </text:list>
          <text:list text:style-name="a272">
            <text:list-item>
              <text:list text:style-name="a272">
                <text:list-item>
                  <text:p text:style-name="a271" text:class-names="" text:cond-style-name=""><text:span text:style-name="a270" text:class-names="">Second level</text:span></text:p>
                </text:list-item>
              </text:list>
            </text:list-item>
          </text:list>
          <text:list text:style-name="a275">
            <text:list-item>
              <text:list text:style-name="a275">
                <text:list-item>
                  <text:list text:style-name="a275">
                    <text:list-item>
                      <text:p text:style-name="a274" text:class-names="" text:cond-style-name=""><text:span text:style-name="a273" text:class-names="">Third le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9" text:class-names="">Fifth level</text:span></text:p>
                            </text:list-item>
                          </text:list>
                        </text:list-item>
                      </text:list>
                    </text:list-item>
                  </text:list>
                </text:list-item>
              </text:list>
            </text:list-item>
          </text:list>
        </draw:text-box>
        <svg:title/>
        <svg:desc/>
      </draw:frame>
      <draw:frame draw:id="id45" presentation:style-name="a298" draw:name="Content Placeholder 3" svg:x="6.96in" svg:y="2.4in" svg:width="5.2in" svg:height="4.35in" presentation:class="object" presentation:placeholder="false">
        <draw:text-box>
          <text:list text:style-name="a285">
            <text:list-item>
              <text:p text:style-name="a284" text:class-names="" text:cond-style-name=""><text:span text:style-name="a283" text:class-names="">Click to edit Master text styles</text:span></text:p>
            </text:list-item>
          </text:list>
          <text:list text:style-name="a288">
            <text:list-item>
              <text:list text:style-name="a288">
                <text:list-item>
                  <text:p text:style-name="a287" text:class-names="" text:cond-style-name=""><text:span text:style-name="a286" text:class-names="">Second level</text:span></text:p>
                </text:list-item>
              </text:list>
            </text:list-item>
          </text:list>
          <text:list text:style-name="a291">
            <text:list-item>
              <text:list text:style-name="a291">
                <text:list-item>
                  <text:list text:style-name="a291">
                    <text:list-item>
                      <text:p text:style-name="a290" text:class-names="" text:cond-style-name=""><text:span text:style-name="a289" text:class-names="">Third le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5" text:class-names="">Fifth level</text:span></text:p>
                            </text:list-item>
                          </text:list>
                        </text:list-item>
                      </text:list>
                    </text:list-item>
                  </text:list>
                </text:list-item>
              </text:list>
            </text:list-item>
          </text:list>
        </draw:text-box>
        <svg:title/>
        <svg:desc/>
      </draw:frame>
      <draw:frame draw:id="id46" presentation:style-name="a302" draw:name="Date Placeholder 4" svg:x="8.71in" svg:y="6.86in" svg:width="3.58in" svg:height="0.39931in" presentation:class="date-time" presentation:placeholder="false">
        <draw:text-box>
          <text:p text:style-name="a301" text:class-names="" text:cond-style-name=""><text:span text:style-name="a299" text:class-names=""><text:date text:fixed="false" style:data-style-name="a300">11/13/2019</text:date></text:span></text:p>
        </draw:text-box>
        <svg:title/>
        <svg:desc/>
      </draw:frame>
      <draw:frame draw:id="id47" presentation:style-name="a305" draw:name="Footer Placeholder 5" svg:x="1.19in" svg:y="6.86in" svg:width="6.92in" svg:height="0.39931in" presentation:class="footer" presentation:placeholder="false">
        <draw:text-box>
          <text:p text:style-name="a304" text:class-names="" text:cond-style-name=""><text:span text:style-name="a303" text:class-names=""/></text:p>
        </draw:text-box>
        <svg:title/>
        <svg:desc/>
      </draw:frame>
      <draw:frame draw:id="id48" presentation:style-name="a308" draw:name="Slide Number Placeholder 6" svg:x="12.37in" svg:y="6.86in" svg:width="0.7in" svg:height="0.39931in" presentation:class="page-number" presentation:placeholder="false">
        <draw:text-box>
          <text:p text:style-name="a307" text:class-names="" text:cond-style-name=""><text:span text:style-name="a306" text:class-names=""><text:page-number style:num-format="1" text:fixed="false"/></text:span></text:p>
        </draw:text-box>
        <svg:title/>
        <svg:desc/>
      </draw:frame>
      <presentation:notes style:page-layout-name="pageLayout2" draw:style-name="a346">
        <draw:frame draw:id="id8" presentation:style-name="a318" draw:name="Header Placeholder 1" svg:x="0in" svg:y="0in" svg:width="3.25in" svg:height="0.50174in" presentation:class="header" presentation:placeholder="false">
          <draw:text-box>
            <text:p text:style-name="a317" text:class-names="" text:cond-style-name=""><text:span text:style-name="a316" text:class-names=""/></text:p>
          </draw:text-box>
          <svg:title/>
          <svg:desc/>
        </draw:frame>
        <draw:frame draw:id="id9" presentation:style-name="a322" draw:name="Date Placeholder 2" svg:x="4.24826in" svg:y="0in" svg:width="3.25in" svg:height="0.50174in" presentation:class="date-time" presentation:placeholder="false">
          <draw:text-box>
            <text:p text:style-name="a321" text:class-names="" text:cond-style-name=""><text:span text:style-name="a319" text:class-names=""><text:date text:fixed="false" style:data-style-name="a320">13/11/2019</text:date></text:span></text:p>
          </draw:text-box>
          <svg:title/>
          <svg:desc/>
        </draw:frame>
        <draw:page-thumbnail svg:x="0.75in" svg:y="1.25in" svg:width="6in" svg:height="3.375in" presentation:class="page" draw:id="id10" presentation:style-name="a323" draw:name="Slide Image Placeholder 3">
          <svg:title/>
          <svg:desc/>
        </draw:page-thumbnail>
        <draw:frame draw:id="id11" presentation:style-name="a339" draw:name="Notes Placeholder 4" svg:x="0.75in" svg:y="4.8125in" svg:width="6in" svg:height="3.9375in" presentation:class="notes" presentation:placeholder="false">
          <draw:text-box>
            <text:p text:style-name="a325" text:class-names="" text:cond-style-name=""><text:span text:style-name="a324" text:class-names="">Click to edit Master text styles</text:span></text:p>
            <text:list text:style-name="a328">
              <text:list-item>
                <text:list text:style-name="a328">
                  <text:list-item>
                    <text:p text:style-name="a327" text:class-names="" text:cond-style-name=""><text:span text:style-name="a326" text:class-names="">Second level</text:span></text:p>
                  </text:list-item>
                </text:list>
              </text:list-item>
            </text:list>
            <text:list text:style-name="a331">
              <text:list-item>
                <text:list text:style-name="a331">
                  <text:list-item>
                    <text:list text:style-name="a331">
                      <text:list-item>
                        <text:p text:style-name="a330" text:class-names="" text:cond-style-name=""><text:span text:style-name="a329" text:class-names="">Third level</text:span></text:p>
                      </text:list-item>
                    </text:list>
                  </text:list-item>
                </text:list>
              </text:list-item>
            </text:list>
            <text:list text:style-name="a334">
              <text:list-item>
                <text:list text:style-name="a334">
                  <text:list-item>
                    <text:list text:style-name="a334">
                      <text:list-item>
                        <text:list text:style-name="a334">
                          <text:list-item>
                            <text:p text:style-name="a333" text:class-names="" text:cond-style-name=""><text:span text:style-name="a332"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5" text:class-names="">Fifth level</text:span><text:span text:style-name="a336" text:class-names=""/></text:p>
                              </text:list-item>
                            </text:list>
                          </text:list-item>
                        </text:list>
                      </text:list-item>
                    </text:list>
                  </text:list-item>
                </text:list>
              </text:list-item>
            </text:list>
          </draw:text-box>
          <svg:title/>
          <svg:desc/>
        </draw:frame>
        <draw:frame draw:id="id12" presentation:style-name="a342" draw:name="Footer Placeholder 5" svg:x="0in" svg:y="9.49826in" svg:width="3.25in" svg:height="0.50174in" presentation:class="footer" presentation:placeholder="false">
          <draw:text-box>
            <text:p text:style-name="a341" text:class-names="" text:cond-style-name=""><text:span text:style-name="a340" text:class-names=""/></text:p>
          </draw:text-box>
          <svg:title/>
          <svg:desc/>
        </draw:frame>
        <draw:frame draw:id="id13" presentation:style-name="a345" draw:name="Slide Number Placeholder 6" svg:x="4.24826in" svg:y="9.49826in" svg:width="3.25in" svg:height="0.50174in" presentation:class="page-number" presentation:placeholder="false">
          <draw:text-box>
            <text:p text:style-name="a344" text:class-names="" text:cond-style-name=""><text:span text:style-name="a343" text:class-names=""><text:page-number style:num-format="1" text:fixed="false"/></text:span></text:p>
          </draw:text-box>
          <svg:title/>
          <svg:desc/>
        </draw:frame>
      </presentation:notes>
    </style:master-page>
    <style:master-page style:name="Master1-Layout5-twoTxTwoObj-Comparison" style:page-layout-name="pageLayout1" draw:style-name="a347">
      <draw:g draw:name="Group 6" draw:id="id51">
        <svg:title/>
        <svg:desc/>
        <draw:custom-shape svg:x="12.46908in" svg:y="6.81286in" svg:width="0.5in" svg:height="0.5in" draw:id="id60" draw:layer="Master1-bg" draw:style-name="a404" draw:name="Oval 7">
          <svg:title/>
          <svg:desc/>
          <text:p text:style-name="a402" text:class-names="" text:cond-style-name=""><text:span text:style-name="a4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61" draw:layer="Master1-bg" draw:style-name="a407" draw:name="Oval 8">
          <svg:title/>
          <svg:desc/>
          <text:p text:style-name="a406" text:class-names="" text:cond-style-name=""><text:span text:style-name="a4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52" presentation:style-name="a350" draw:name="Title 9" svg:x="1.17in" svg:y="0.53in" svg:width="11in" svg:height="1.76in" presentation:class="title" presentation:placeholder="false">
        <draw:text-box>
          <text:p text:style-name="a349" text:class-names="" text:cond-style-name=""><text:span text:style-name="a348" text:class-names="">Click to edit Master title style</text:span></text:p>
        </draw:text-box>
        <svg:title/>
        <svg:desc/>
      </draw:frame>
      <draw:frame draw:id="id53" presentation:style-name="a354" draw:name="Text Placeholder 2" svg:x="1.16667in" svg:y="2.24in" svg:width="5.2in" svg:height="0.7in" presentation:class="outline" presentation:placeholder="false">
        <draw:text-box>
          <text:list text:style-name="a353">
            <text:list-item>
              <text:p text:style-name="a352" text:class-names="" text:cond-style-name=""><text:span text:style-name="a351" text:class-names="">Click to edit Master text styles</text:span></text:p>
            </text:list-item>
          </text:list>
        </draw:text-box>
        <svg:title/>
        <svg:desc/>
      </draw:frame>
      <draw:frame draw:id="id54" presentation:style-name="a370" draw:name="Content Placeholder 3" svg:x="1.17in" svg:y="3in" svg:width="5.2in" svg:height="3.6in" presentation:class="object" presentation:placeholder="false">
        <draw:text-box>
          <text:list text:style-name="a357">
            <text:list-item>
              <text:p text:style-name="a356" text:class-names="" text:cond-style-name=""><text:span text:style-name="a355" text:class-names="">Click to edit Master text styles</text:span></text:p>
            </text:list-item>
          </text:list>
          <text:list text:style-name="a360">
            <text:list-item>
              <text:list text:style-name="a360">
                <text:list-item>
                  <text:p text:style-name="a359" text:class-names="" text:cond-style-name=""><text:span text:style-name="a358" text:class-names="">Second level</text:span></text:p>
                </text:list-item>
              </text:list>
            </text:list-item>
          </text:list>
          <text:list text:style-name="a363">
            <text:list-item>
              <text:list text:style-name="a363">
                <text:list-item>
                  <text:list text:style-name="a363">
                    <text:list-item>
                      <text:p text:style-name="a362" text:class-names="" text:cond-style-name=""><text:span text:style-name="a361" text:class-names="">Third level</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Fourth level</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Fifth level</text:span></text:p>
                            </text:list-item>
                          </text:list>
                        </text:list-item>
                      </text:list>
                    </text:list-item>
                  </text:list>
                </text:list-item>
              </text:list>
            </text:list-item>
          </text:list>
        </draw:text-box>
        <svg:title/>
        <svg:desc/>
      </draw:frame>
      <draw:frame draw:id="id55" presentation:style-name="a374" draw:name="Text Placeholder 4" svg:x="6.96in" svg:y="2.24in" svg:width="5.2in" svg:height="0.7in" presentation:class="outline" presentation:placeholder="false">
        <draw:text-box>
          <text:list text:style-name="a373">
            <text:list-item>
              <text:p text:style-name="a372" text:class-names="" text:cond-style-name=""><text:span text:style-name="a371" text:class-names="">Click to edit Master text styles</text:span></text:p>
            </text:list-item>
          </text:list>
        </draw:text-box>
        <svg:title/>
        <svg:desc/>
      </draw:frame>
      <draw:frame draw:id="id56" presentation:style-name="a390" draw:name="Content Placeholder 5" svg:x="6.96in" svg:y="3in" svg:width="5.2in" svg:height="3.6in" presentation:class="object" presentation:placeholder="false">
        <draw:text-box>
          <text:list text:style-name="a377">
            <text:list-item>
              <text:p text:style-name="a376" text:class-names="" text:cond-style-name=""><text:span text:style-name="a375" text:class-names="">Click to edit Master text styles</text:span></text:p>
            </text:list-item>
          </text:list>
          <text:list text:style-name="a380">
            <text:list-item>
              <text:list text:style-name="a380">
                <text:list-item>
                  <text:p text:style-name="a379" text:class-names="" text:cond-style-name=""><text:span text:style-name="a378" text:class-names="">Second level</text:span></text:p>
                </text:list-item>
              </text:list>
            </text:list-item>
          </text:list>
          <text:list text:style-name="a383">
            <text:list-item>
              <text:list text:style-name="a383">
                <text:list-item>
                  <text:list text:style-name="a383">
                    <text:list-item>
                      <text:p text:style-name="a382" text:class-names="" text:cond-style-name=""><text:span text:style-name="a381" text:class-names="">Third level</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Fourth level</text:span></text:p>
                        </text:list-item>
                      </text:list>
                    </text:list-item>
                  </text:list>
                </text:list-item>
              </text:list>
            </text:list-item>
          </text:list>
          <text:list text:style-name="a389">
            <text:list-item>
              <text:list text:style-name="a389">
                <text:list-item>
                  <text:list text:style-name="a389">
                    <text:list-item>
                      <text:list text:style-name="a389">
                        <text:list-item>
                          <text:list text:style-name="a389">
                            <text:list-item>
                              <text:p text:style-name="a388" text:class-names="" text:cond-style-name=""><text:span text:style-name="a387" text:class-names="">Fifth level</text:span></text:p>
                            </text:list-item>
                          </text:list>
                        </text:list-item>
                      </text:list>
                    </text:list-item>
                  </text:list>
                </text:list-item>
              </text:list>
            </text:list-item>
          </text:list>
        </draw:text-box>
        <svg:title/>
        <svg:desc/>
      </draw:frame>
      <draw:frame draw:id="id57" presentation:style-name="a394" draw:name="Date Placeholder 6" svg:x="8.71in" svg:y="6.86in" svg:width="3.58in" svg:height="0.39931in" presentation:class="date-time" presentation:placeholder="false">
        <draw:text-box>
          <text:p text:style-name="a393" text:class-names="" text:cond-style-name=""><text:span text:style-name="a391" text:class-names=""><text:date text:fixed="false" style:data-style-name="a392">11/13/2019</text:date></text:span></text:p>
        </draw:text-box>
        <svg:title/>
        <svg:desc/>
      </draw:frame>
      <draw:frame draw:id="id58" presentation:style-name="a397" draw:name="Footer Placeholder 7" svg:x="1.19in" svg:y="6.86in" svg:width="6.92in" svg:height="0.39931in" presentation:class="footer" presentation:placeholder="false">
        <draw:text-box>
          <text:p text:style-name="a396" text:class-names="" text:cond-style-name=""><text:span text:style-name="a395" text:class-names=""/></text:p>
        </draw:text-box>
        <svg:title/>
        <svg:desc/>
      </draw:frame>
      <draw:frame draw:id="id59" presentation:style-name="a400" draw:name="Slide Number Placeholder 8" svg:x="12.37in" svg:y="6.86in" svg:width="0.7in" svg:height="0.39931in" presentation:class="page-number" presentation:placeholder="false">
        <draw:text-box>
          <text:p text:style-name="a399" text:class-names="" text:cond-style-name=""><text:span text:style-name="a398" text:class-names=""><text:page-number style:num-format="1" text:fixed="false"/></text:span></text:p>
        </draw:text-box>
        <svg:title/>
        <svg:desc/>
      </draw:frame>
      <presentation:notes style:page-layout-name="pageLayout2" draw:style-name="a438">
        <draw:frame draw:id="id8" presentation:style-name="a410" draw:name="Header Placeholder 1" svg:x="0in" svg:y="0in" svg:width="3.25in" svg:height="0.50174in" presentation:class="header" presentation:placeholder="false">
          <draw:text-box>
            <text:p text:style-name="a409" text:class-names="" text:cond-style-name=""><text:span text:style-name="a408" text:class-names=""/></text:p>
          </draw:text-box>
          <svg:title/>
          <svg:desc/>
        </draw:frame>
        <draw:frame draw:id="id9" presentation:style-name="a414" draw:name="Date Placeholder 2" svg:x="4.24826in" svg:y="0in" svg:width="3.25in" svg:height="0.50174in" presentation:class="date-time" presentation:placeholder="false">
          <draw:text-box>
            <text:p text:style-name="a413" text:class-names="" text:cond-style-name=""><text:span text:style-name="a411" text:class-names=""><text:date text:fixed="false" style:data-style-name="a412">13/11/2019</text:date></text:span></text:p>
          </draw:text-box>
          <svg:title/>
          <svg:desc/>
        </draw:frame>
        <draw:page-thumbnail svg:x="0.75in" svg:y="1.25in" svg:width="6in" svg:height="3.375in" presentation:class="page" draw:id="id10" presentation:style-name="a415" draw:name="Slide Image Placeholder 3">
          <svg:title/>
          <svg:desc/>
        </draw:page-thumbnail>
        <draw:frame draw:id="id11" presentation:style-name="a431" draw:name="Notes Placeholder 4" svg:x="0.75in" svg:y="4.8125in" svg:width="6in" svg:height="3.9375in" presentation:class="notes" presentation:placeholder="false">
          <draw:text-box>
            <text:p text:style-name="a417" text:class-names="" text:cond-style-name=""><text:span text:style-name="a416" text:class-names="">Click to edit Master text styles</text:span></text:p>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7" text:class-names="">Fifth level</text:span><text:span text:style-name="a428" text:class-names=""/></text:p>
                              </text:list-item>
                            </text:list>
                          </text:list-item>
                        </text:list>
                      </text:list-item>
                    </text:list>
                  </text:list-item>
                </text:list>
              </text:list-item>
            </text:list>
          </draw:text-box>
          <svg:title/>
          <svg:desc/>
        </draw:frame>
        <draw:frame draw:id="id12" presentation:style-name="a434" draw:name="Footer Placeholder 5" svg:x="0in" svg:y="9.49826in" svg:width="3.25in" svg:height="0.50174in" presentation:class="footer" presentation:placeholder="false">
          <draw:text-box>
            <text:p text:style-name="a433" text:class-names="" text:cond-style-name=""><text:span text:style-name="a432" text:class-names=""/></text:p>
          </draw:text-box>
          <svg:title/>
          <svg:desc/>
        </draw:frame>
        <draw:frame draw:id="id13" presentation:style-name="a437" draw:name="Slide Number Placeholder 6" svg:x="4.24826in" svg:y="9.49826in" svg:width="3.25in" svg:height="0.50174in" presentation:class="page-number" presentation:placeholder="false">
          <draw:text-box>
            <text:p text:style-name="a436" text:class-names="" text:cond-style-name=""><text:span text:style-name="a435" text:class-names=""><text:page-number style:num-format="1" text:fixed="false"/></text:span></text:p>
          </draw:text-box>
          <svg:title/>
          <svg:desc/>
        </draw:frame>
      </presentation:notes>
    </style:master-page>
    <style:master-page style:name="Master1-Layout6-titleOnly-Title-Only" style:page-layout-name="pageLayout1" draw:style-name="a439">
      <draw:g draw:name="Group 6" draw:id="id62">
        <svg:title/>
        <svg:desc/>
        <draw:custom-shape svg:x="12.46908in" svg:y="6.81286in" svg:width="0.5in" svg:height="0.5in" draw:id="id67" draw:layer="Master1-bg" draw:style-name="a456" draw:name="Oval 7">
          <svg:title/>
          <svg:desc/>
          <text:p text:style-name="a454" text:class-names="" text:cond-style-name=""><text:span text:style-name="a4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68" draw:layer="Master1-bg" draw:style-name="a459" draw:name="Oval 8">
          <svg:title/>
          <svg:desc/>
          <text:p text:style-name="a458" text:class-names="" text:cond-style-name=""><text:span text:style-name="a4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63" presentation:style-name="a442" draw:name="Title 5" svg:x="1.17in" svg:y="0.53in" svg:width="11in" svg:height="1.76in" presentation:class="title" presentation:placeholder="false">
        <draw:text-box>
          <text:p text:style-name="a441" text:class-names="" text:cond-style-name=""><text:span text:style-name="a440" text:class-names="">Click to edit Master title style</text:span></text:p>
        </draw:text-box>
        <svg:title/>
        <svg:desc/>
      </draw:frame>
      <draw:frame draw:id="id64" presentation:style-name="a446" draw:name="Date Placeholder 2" svg:x="8.71in" svg:y="6.86in" svg:width="3.58in" svg:height="0.39931in" presentation:class="date-time" presentation:placeholder="false">
        <draw:text-box>
          <text:p text:style-name="a445" text:class-names="" text:cond-style-name=""><text:span text:style-name="a443" text:class-names=""><text:date text:fixed="false" style:data-style-name="a444">11/13/2019</text:date></text:span></text:p>
        </draw:text-box>
        <svg:title/>
        <svg:desc/>
      </draw:frame>
      <draw:frame draw:id="id65" presentation:style-name="a449" draw:name="Footer Placeholder 3" svg:x="1.19in" svg:y="6.86in" svg:width="6.92in" svg:height="0.39931in" presentation:class="footer" presentation:placeholder="false">
        <draw:text-box>
          <text:p text:style-name="a448" text:class-names="" text:cond-style-name=""><text:span text:style-name="a447" text:class-names=""/></text:p>
        </draw:text-box>
        <svg:title/>
        <svg:desc/>
      </draw:frame>
      <draw:frame draw:id="id66" presentation:style-name="a452" draw:name="Slide Number Placeholder 4" svg:x="12.37in" svg:y="6.86in" svg:width="0.7in" svg:height="0.39931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page-layout-name="pageLayout2" draw:style-name="a490">
        <draw:frame draw:id="id8" presentation:style-name="a462" draw:name="Header Placeholder 1" svg:x="0in" svg:y="0in" svg:width="3.25in" svg:height="0.50174in" presentation:class="header" presentation:placeholder="false">
          <draw:text-box>
            <text:p text:style-name="a461" text:class-names="" text:cond-style-name=""><text:span text:style-name="a460" text:class-names=""/></text:p>
          </draw:text-box>
          <svg:title/>
          <svg:desc/>
        </draw:frame>
        <draw:frame draw:id="id9" presentation:style-name="a466" draw:name="Date Placeholder 2" svg:x="4.24826in" svg:y="0in" svg:width="3.25in" svg:height="0.50174in" presentation:class="date-time" presentation:placeholder="false">
          <draw:text-box>
            <text:p text:style-name="a465" text:class-names="" text:cond-style-name=""><text:span text:style-name="a463" text:class-names=""><text:date text:fixed="false" style:data-style-name="a464">13/11/2019</text:date></text:span></text:p>
          </draw:text-box>
          <svg:title/>
          <svg:desc/>
        </draw:frame>
        <draw:page-thumbnail svg:x="0.75in" svg:y="1.25in" svg:width="6in" svg:height="3.375in" presentation:class="page" draw:id="id10" presentation:style-name="a467" draw:name="Slide Image Placeholder 3">
          <svg:title/>
          <svg:desc/>
        </draw:page-thumbnail>
        <draw:frame draw:id="id11" presentation:style-name="a483" draw:name="Notes Placeholder 4" svg:x="0.75in" svg:y="4.8125in" svg:width="6in" svg:height="3.9375in" presentation:class="notes" presentation:placeholder="false">
          <draw:text-box>
            <text:p text:style-name="a469" text:class-names="" text:cond-style-name=""><text:span text:style-name="a468" text:class-names="">Click to edit Master text styles</text:span></text:p>
            <text:list text:style-name="a472">
              <text:list-item>
                <text:list text:style-name="a472">
                  <text:list-item>
                    <text:p text:style-name="a471" text:class-names="" text:cond-style-name=""><text:span text:style-name="a470" text:class-names="">Second level</text:span></text:p>
                  </text:list-item>
                </text:list>
              </text:list-item>
            </text:list>
            <text:list text:style-name="a475">
              <text:list-item>
                <text:list text:style-name="a475">
                  <text:list-item>
                    <text:list text:style-name="a475">
                      <text:list-item>
                        <text:p text:style-name="a474" text:class-names="" text:cond-style-name=""><text:span text:style-name="a473" text:class-names="">Third level</text:span></text:p>
                      </text:list-item>
                    </text:list>
                  </text:list-item>
                </text:list>
              </text:list-item>
            </text:list>
            <text:list text:style-name="a478">
              <text:list-item>
                <text:list text:style-name="a478">
                  <text:list-item>
                    <text:list text:style-name="a478">
                      <text:list-item>
                        <text:list text:style-name="a478">
                          <text:list-item>
                            <text:p text:style-name="a477" text:class-names="" text:cond-style-name=""><text:span text:style-name="a476" text:class-names="">Fourth level</text:span></text:p>
                          </text:list-item>
                        </text:list>
                      </text:list-item>
                    </text:list>
                  </text:list-item>
                </text:list>
              </text:list-item>
            </text:list>
            <text:list text:style-name="a482">
              <text:list-item>
                <text:list text:style-name="a482">
                  <text:list-item>
                    <text:list text:style-name="a482">
                      <text:list-item>
                        <text:list text:style-name="a482">
                          <text:list-item>
                            <text:list text:style-name="a482">
                              <text:list-item>
                                <text:p text:style-name="a481" text:class-names="" text:cond-style-name=""><text:span text:style-name="a479" text:class-names="">Fifth level</text:span><text:span text:style-name="a480" text:class-names=""/></text:p>
                              </text:list-item>
                            </text:list>
                          </text:list-item>
                        </text:list>
                      </text:list-item>
                    </text:list>
                  </text:list-item>
                </text:list>
              </text:list-item>
            </text:list>
          </draw:text-box>
          <svg:title/>
          <svg:desc/>
        </draw:frame>
        <draw:frame draw:id="id12" presentation:style-name="a486" draw:name="Footer Placeholder 5" svg:x="0in" svg:y="9.49826in" svg:width="3.25in" svg:height="0.50174in" presentation:class="footer" presentation:placeholder="false">
          <draw:text-box>
            <text:p text:style-name="a485" text:class-names="" text:cond-style-name=""><text:span text:style-name="a484" text:class-names=""/></text:p>
          </draw:text-box>
          <svg:title/>
          <svg:desc/>
        </draw:frame>
        <draw:frame draw:id="id13" presentation:style-name="a489" draw:name="Slide Number Placeholder 6" svg:x="4.24826in" svg:y="9.49826in" svg:width="3.25in" svg:height="0.50174in" presentation:class="page-number" presentation:placeholder="false">
          <draw:text-box>
            <text:p text:style-name="a488" text:class-names="" text:cond-style-name=""><text:span text:style-name="a487" text:class-names=""><text:page-number style:num-format="1" text:fixed="false"/></text:span></text:p>
          </draw:text-box>
          <svg:title/>
          <svg:desc/>
        </draw:frame>
      </presentation:notes>
    </style:master-page>
    <style:master-page style:name="Master1-Layout7-blank-Blank" style:page-layout-name="pageLayout1" draw:style-name="a491">
      <draw:g draw:name="Group 6" draw:id="id69">
        <svg:title/>
        <svg:desc/>
        <draw:custom-shape svg:x="12.46908in" svg:y="6.81286in" svg:width="0.5in" svg:height="0.5in" draw:id="id73" draw:layer="Master1-bg" draw:style-name="a505" draw:name="Oval 7">
          <svg:title/>
          <svg:desc/>
          <text:p text:style-name="a503" text:class-names="" text:cond-style-name=""><text:span text:style-name="a50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74" draw:layer="Master1-bg" draw:style-name="a508" draw:name="Oval 8">
          <svg:title/>
          <svg:desc/>
          <text:p text:style-name="a507" text:class-names="" text:cond-style-name=""><text:span text:style-name="a50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70" presentation:style-name="a495" draw:name="Date Placeholder 1" svg:x="8.71in" svg:y="6.86in" svg:width="3.58in" svg:height="0.39931in" presentation:class="date-time" presentation:placeholder="false">
        <draw:text-box>
          <text:p text:style-name="a494" text:class-names="" text:cond-style-name=""><text:span text:style-name="a492" text:class-names=""><text:date text:fixed="false" style:data-style-name="a493">11/13/2019</text:date></text:span></text:p>
        </draw:text-box>
        <svg:title/>
        <svg:desc/>
      </draw:frame>
      <draw:frame draw:id="id71" presentation:style-name="a498" draw:name="Footer Placeholder 2" svg:x="1.19in" svg:y="6.86in" svg:width="6.92in" svg:height="0.39931in" presentation:class="footer" presentation:placeholder="false">
        <draw:text-box>
          <text:p text:style-name="a497" text:class-names="" text:cond-style-name=""><text:span text:style-name="a496" text:class-names=""/></text:p>
        </draw:text-box>
        <svg:title/>
        <svg:desc/>
      </draw:frame>
      <draw:frame draw:id="id72" presentation:style-name="a501" draw:name="Slide Number Placeholder 3" svg:x="12.37in" svg:y="6.86in" svg:width="0.7in" svg:height="0.3993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39">
        <draw:frame draw:id="id8" presentation:style-name="a511" draw:name="Header Placeholder 1" svg:x="0in" svg:y="0in" svg:width="3.25in" svg:height="0.50174in" presentation:class="header" presentation:placeholder="false">
          <draw:text-box>
            <text:p text:style-name="a510" text:class-names="" text:cond-style-name=""><text:span text:style-name="a509" text:class-names=""/></text:p>
          </draw:text-box>
          <svg:title/>
          <svg:desc/>
        </draw:frame>
        <draw:frame draw:id="id9" presentation:style-name="a515" draw:name="Date Placeholder 2" svg:x="4.24826in" svg:y="0in" svg:width="3.25in" svg:height="0.50174in" presentation:class="date-time" presentation:placeholder="false">
          <draw:text-box>
            <text:p text:style-name="a514" text:class-names="" text:cond-style-name=""><text:span text:style-name="a512" text:class-names=""><text:date text:fixed="false" style:data-style-name="a513">13/11/2019</text:date></text:span></text:p>
          </draw:text-box>
          <svg:title/>
          <svg:desc/>
        </draw:frame>
        <draw:page-thumbnail svg:x="0.75in" svg:y="1.25in" svg:width="6in" svg:height="3.375in" presentation:class="page" draw:id="id10" presentation:style-name="a516" draw:name="Slide Image Placeholder 3">
          <svg:title/>
          <svg:desc/>
        </draw:page-thumbnail>
        <draw:frame draw:id="id11" presentation:style-name="a532" draw:name="Notes Placeholder 4" svg:x="0.75in" svg:y="4.8125in" svg:width="6in" svg:height="3.9375in" presentation:class="notes" presentation:placeholder="false">
          <draw:text-box>
            <text:p text:style-name="a518" text:class-names="" text:cond-style-name=""><text:span text:style-name="a517" text:class-names="">Click to edit Master text styles</text:span></text:p>
            <text:list text:style-name="a521">
              <text:list-item>
                <text:list text:style-name="a521">
                  <text:list-item>
                    <text:p text:style-name="a520" text:class-names="" text:cond-style-name=""><text:span text:style-name="a519" text:class-names="">Second level</text:span></text:p>
                  </text:list-item>
                </text:list>
              </text:list-item>
            </text:list>
            <text:list text:style-name="a524">
              <text:list-item>
                <text:list text:style-name="a524">
                  <text:list-item>
                    <text:list text:style-name="a524">
                      <text:list-item>
                        <text:p text:style-name="a523" text:class-names="" text:cond-style-name=""><text:span text:style-name="a522" text:class-names="">Third level</text:span></text:p>
                      </text:list-item>
                    </text:list>
                  </text:list-item>
                </text:list>
              </text:list-item>
            </text:list>
            <text:list text:style-name="a527">
              <text:list-item>
                <text:list text:style-name="a527">
                  <text:list-item>
                    <text:list text:style-name="a527">
                      <text:list-item>
                        <text:list text:style-name="a527">
                          <text:list-item>
                            <text:p text:style-name="a526" text:class-names="" text:cond-style-name=""><text:span text:style-name="a525" text:class-names="">Fourth level</text:span></text:p>
                          </text:list-item>
                        </text:list>
                      </text:list-item>
                    </text:list>
                  </text:list-item>
                </text:list>
              </text:list-item>
            </text:list>
            <text:list text:style-name="a531">
              <text:list-item>
                <text:list text:style-name="a531">
                  <text:list-item>
                    <text:list text:style-name="a531">
                      <text:list-item>
                        <text:list text:style-name="a531">
                          <text:list-item>
                            <text:list text:style-name="a531">
                              <text:list-item>
                                <text:p text:style-name="a530" text:class-names="" text:cond-style-name=""><text:span text:style-name="a528" text:class-names="">Fifth level</text:span><text:span text:style-name="a529" text:class-names=""/></text:p>
                              </text:list-item>
                            </text:list>
                          </text:list-item>
                        </text:list>
                      </text:list-item>
                    </text:list>
                  </text:list-item>
                </text:list>
              </text:list-item>
            </text:list>
          </draw:text-box>
          <svg:title/>
          <svg:desc/>
        </draw:frame>
        <draw:frame draw:id="id12" presentation:style-name="a535" draw:name="Footer Placeholder 5" svg:x="0in" svg:y="9.49826in" svg:width="3.25in" svg:height="0.50174in" presentation:class="footer" presentation:placeholder="false">
          <draw:text-box>
            <text:p text:style-name="a534" text:class-names="" text:cond-style-name=""><text:span text:style-name="a533" text:class-names=""/></text:p>
          </draw:text-box>
          <svg:title/>
          <svg:desc/>
        </draw:frame>
        <draw:frame draw:id="id13" presentation:style-name="a538" draw:name="Slide Number Placeholder 6" svg:x="4.24826in" svg:y="9.49826in" svg:width="3.25in" svg:height="0.50174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master-page>
    <style:master-page style:name="Master1-Layout8-objTx-Content-with-Caption" style:page-layout-name="pageLayout1" draw:style-name="a540">
      <draw:custom-shape svg:x="9.08108in" svg:y="0in" svg:width="4.25225in" svg:height="7.5in" draw:id="id75" draw:style-name="a544" draw:name="Rectangle 7">
        <svg:title/>
        <svg:desc/>
        <text:p text:style-name="a542" text:class-names="" text:cond-style-name=""><text:span text:style-name="a541" text:class-names=""/></text:p>
        <draw:enhanced-geometry xmlns:dr3d="urn:oasis:names:tc:opendocument:xmlns:dr3d:1.0" draw:type="non-primitive" svg:viewBox="0 0 21600 21600" draw:enhanced-path="M 0 0 L 21600 0 21600 21600 0 21600 Z N"/>
      </draw:custom-shape>
      <draw:frame draw:id="id76" presentation:style-name="a547" draw:name="Title 1" svg:x="9.35in" svg:y="0.75in" svg:width="3.5in" svg:height="1.9in" presentation:class="title" presentation:placeholder="false">
        <draw:text-box>
          <text:p text:style-name="a546" text:class-names="" text:cond-style-name=""><text:span text:style-name="a545" text:class-names="">Click to edit Master title style</text:span></text:p>
        </draw:text-box>
        <svg:title/>
        <svg:desc/>
      </draw:frame>
      <draw:frame draw:id="id77" presentation:style-name="a563" draw:name="Content Placeholder 2" svg:x="0.91667in" svg:y="0.75in" svg:width="7.34in" svg:height="5.49in" presentation:class="object" presentation:placeholder="false">
        <draw:text-box>
          <text:list text:style-name="a550">
            <text:list-item>
              <text:p text:style-name="a549" text:class-names="" text:cond-style-name=""><text:span text:style-name="a548" text:class-names="">Click to edit Master text styles</text:span></text:p>
            </text:list-item>
          </text:list>
          <text:list text:style-name="a553">
            <text:list-item>
              <text:list text:style-name="a553">
                <text:list-item>
                  <text:p text:style-name="a552" text:class-names="" text:cond-style-name=""><text:span text:style-name="a551" text:class-names="">Second level</text:span></text:p>
                </text:list-item>
              </text:list>
            </text:list-item>
          </text:list>
          <text:list text:style-name="a556">
            <text:list-item>
              <text:list text:style-name="a556">
                <text:list-item>
                  <text:list text:style-name="a556">
                    <text:list-item>
                      <text:p text:style-name="a555" text:class-names="" text:cond-style-name=""><text:span text:style-name="a554" text:class-names="">Third level</text:span></text:p>
                    </text:list-item>
                  </text:list>
                </text:list-item>
              </text:list>
            </text:list-item>
          </text:list>
          <text:list text:style-name="a559">
            <text:list-item>
              <text:list text:style-name="a559">
                <text:list-item>
                  <text:list text:style-name="a559">
                    <text:list-item>
                      <text:list text:style-name="a559">
                        <text:list-item>
                          <text:p text:style-name="a558" text:class-names="" text:cond-style-name=""><text:span text:style-name="a557" text:class-names="">Fourth level</text:span></text:p>
                        </text:list-item>
                      </text:list>
                    </text:list-item>
                  </text:list>
                </text:list-item>
              </text:list>
            </text:list-item>
          </text:list>
          <text:list text:style-name="a562">
            <text:list-item>
              <text:list text:style-name="a562">
                <text:list-item>
                  <text:list text:style-name="a562">
                    <text:list-item>
                      <text:list text:style-name="a562">
                        <text:list-item>
                          <text:list text:style-name="a562">
                            <text:list-item>
                              <text:p text:style-name="a561" text:class-names="" text:cond-style-name=""><text:span text:style-name="a560" text:class-names="">Fifth level</text:span></text:p>
                            </text:list-item>
                          </text:list>
                        </text:list-item>
                      </text:list>
                    </text:list-item>
                  </text:list>
                </text:list-item>
              </text:list>
            </text:list-item>
          </text:list>
        </draw:text-box>
        <svg:title/>
        <svg:desc/>
      </draw:frame>
      <draw:frame draw:id="id78" presentation:style-name="a567" draw:name="Text Placeholder 3" svg:x="9.35in" svg:y="2.65in" svg:width="3.5in" svg:height="3.6in" presentation:class="outline" presentation:placeholder="false">
        <draw:text-box>
          <text:list text:style-name="a566">
            <text:list-item>
              <text:p text:style-name="a565" text:class-names="" text:cond-style-name=""><text:span text:style-name="a564" text:class-names="">Click to edit Master text styles</text:span></text:p>
            </text:list-item>
          </text:list>
        </draw:text-box>
        <svg:title/>
        <svg:desc/>
      </draw:frame>
      <draw:frame draw:id="id79" presentation:style-name="a571" draw:name="Date Placeholder 4" svg:x="8.71in" svg:y="6.86in" svg:width="3.58in" svg:height="0.39931in" presentation:class="date-time" presentation:placeholder="false">
        <draw:text-box>
          <text:p text:style-name="a570" text:class-names="" text:cond-style-name=""><text:span text:style-name="a568" text:class-names=""><text:date text:fixed="false" style:data-style-name="a569">11/13/2019</text:date></text:span></text:p>
        </draw:text-box>
        <svg:title/>
        <svg:desc/>
      </draw:frame>
      <draw:frame draw:id="id80" presentation:style-name="a574" draw:name="Footer Placeholder 5" svg:x="1.19in" svg:y="6.86in" svg:width="6.92in" svg:height="0.39931in" presentation:class="footer" presentation:placeholder="false">
        <draw:text-box>
          <text:p text:style-name="a573" text:class-names="" text:cond-style-name=""><text:span text:style-name="a572" text:class-names=""/></text:p>
        </draw:text-box>
        <svg:title/>
        <svg:desc/>
      </draw:frame>
      <draw:g draw:name="Group 8" draw:id="id81">
        <svg:title/>
        <svg:desc/>
        <draw:custom-shape svg:x="12.46908in" svg:y="6.81286in" svg:width="0.5in" svg:height="0.5in" draw:id="id83" draw:style-name="a581" draw:name="Oval 9">
          <svg:title/>
          <svg:desc/>
          <text:p text:style-name="a579" text:class-names="" text:cond-style-name=""><text:span text:style-name="a5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84" draw:style-name="a584" draw:name="Oval 10">
          <svg:title/>
          <svg:desc/>
          <text:p text:style-name="a583" text:class-names="" text:cond-style-name=""><text:span text:style-name="a5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82" presentation:style-name="a577" draw:name="Slide Number Placeholder 6" svg:x="12.37in" svg:y="6.86in" svg:width="0.7in" svg:height="0.39931in" presentation:class="page-number" presentation:placeholder="false">
        <draw:text-box>
          <text:p text:style-name="a576" text:class-names="" text:cond-style-name=""><text:span text:style-name="a575" text:class-names=""><text:page-number style:num-format="1" text:fixed="false"/></text:span></text:p>
        </draw:text-box>
        <svg:title/>
        <svg:desc/>
      </draw:frame>
      <presentation:notes style:page-layout-name="pageLayout2" draw:style-name="a615">
        <draw:frame draw:id="id8" presentation:style-name="a587" draw:name="Header Placeholder 1" svg:x="0in" svg:y="0in" svg:width="3.25in" svg:height="0.50174in" presentation:class="header" presentation:placeholder="false">
          <draw:text-box>
            <text:p text:style-name="a586" text:class-names="" text:cond-style-name=""><text:span text:style-name="a585" text:class-names=""/></text:p>
          </draw:text-box>
          <svg:title/>
          <svg:desc/>
        </draw:frame>
        <draw:frame draw:id="id9" presentation:style-name="a591" draw:name="Date Placeholder 2" svg:x="4.24826in" svg:y="0in" svg:width="3.25in" svg:height="0.50174in" presentation:class="date-time" presentation:placeholder="false">
          <draw:text-box>
            <text:p text:style-name="a590" text:class-names="" text:cond-style-name=""><text:span text:style-name="a588" text:class-names=""><text:date text:fixed="false" style:data-style-name="a589">13/11/2019</text:date></text:span></text:p>
          </draw:text-box>
          <svg:title/>
          <svg:desc/>
        </draw:frame>
        <draw:page-thumbnail svg:x="0.75in" svg:y="1.25in" svg:width="6in" svg:height="3.375in" presentation:class="page" draw:id="id10" presentation:style-name="a592" draw:name="Slide Image Placeholder 3">
          <svg:title/>
          <svg:desc/>
        </draw:page-thumbnail>
        <draw:frame draw:id="id11" presentation:style-name="a608" draw:name="Notes Placeholder 4" svg:x="0.75in" svg:y="4.8125in" svg:width="6in" svg:height="3.9375in" presentation:class="notes" presentation:placeholder="false">
          <draw:text-box>
            <text:p text:style-name="a594" text:class-names="" text:cond-style-name=""><text:span text:style-name="a593" text:class-names="">Click to edit Master text styles</text:span></text:p>
            <text:list text:style-name="a597">
              <text:list-item>
                <text:list text:style-name="a597">
                  <text:list-item>
                    <text:p text:style-name="a596" text:class-names="" text:cond-style-name=""><text:span text:style-name="a595" text:class-names="">Second level</text:span></text:p>
                  </text:list-item>
                </text:list>
              </text:list-item>
            </text:list>
            <text:list text:style-name="a600">
              <text:list-item>
                <text:list text:style-name="a600">
                  <text:list-item>
                    <text:list text:style-name="a600">
                      <text:list-item>
                        <text:p text:style-name="a599" text:class-names="" text:cond-style-name=""><text:span text:style-name="a598" text:class-names="">Third level</text:span></text:p>
                      </text:list-item>
                    </text:list>
                  </text:list-item>
                </text:list>
              </text:list-item>
            </text:list>
            <text:list text:style-name="a603">
              <text:list-item>
                <text:list text:style-name="a603">
                  <text:list-item>
                    <text:list text:style-name="a603">
                      <text:list-item>
                        <text:list text:style-name="a603">
                          <text:list-item>
                            <text:p text:style-name="a602" text:class-names="" text:cond-style-name=""><text:span text:style-name="a601" text:class-names="">Fourth level</text:span></text:p>
                          </text:list-item>
                        </text:list>
                      </text:list-item>
                    </text:list>
                  </text:list-item>
                </text:list>
              </text:list-item>
            </text:list>
            <text:list text:style-name="a607">
              <text:list-item>
                <text:list text:style-name="a607">
                  <text:list-item>
                    <text:list text:style-name="a607">
                      <text:list-item>
                        <text:list text:style-name="a607">
                          <text:list-item>
                            <text:list text:style-name="a607">
                              <text:list-item>
                                <text:p text:style-name="a606" text:class-names="" text:cond-style-name=""><text:span text:style-name="a604" text:class-names="">Fifth level</text:span><text:span text:style-name="a605" text:class-names=""/></text:p>
                              </text:list-item>
                            </text:list>
                          </text:list-item>
                        </text:list>
                      </text:list-item>
                    </text:list>
                  </text:list-item>
                </text:list>
              </text:list-item>
            </text:list>
          </draw:text-box>
          <svg:title/>
          <svg:desc/>
        </draw:frame>
        <draw:frame draw:id="id12" presentation:style-name="a611" draw:name="Footer Placeholder 5" svg:x="0in" svg:y="9.49826in" svg:width="3.25in" svg:height="0.50174in" presentation:class="footer" presentation:placeholder="false">
          <draw:text-box>
            <text:p text:style-name="a610" text:class-names="" text:cond-style-name=""><text:span text:style-name="a609" text:class-names=""/></text:p>
          </draw:text-box>
          <svg:title/>
          <svg:desc/>
        </draw:frame>
        <draw:frame draw:id="id13" presentation:style-name="a614" draw:name="Slide Number Placeholder 6" svg:x="4.24826in" svg:y="9.49826in" svg:width="3.25in" svg:height="0.50174in" presentation:class="page-number" presentation:placeholder="false">
          <draw:text-box>
            <text:p text:style-name="a613" text:class-names="" text:cond-style-name=""><text:span text:style-name="a612" text:class-names=""><text:page-number style:num-format="1" text:fixed="false"/></text:span></text:p>
          </draw:text-box>
          <svg:title/>
          <svg:desc/>
        </draw:frame>
      </presentation:notes>
    </style:master-page>
    <style:master-page style:name="Master1-Layout9-picTx-Picture-with-Caption" style:page-layout-name="pageLayout1" draw:style-name="a616">
      <draw:custom-shape svg:x="9.08108in" svg:y="0in" svg:width="4.25225in" svg:height="7.5in" draw:id="id85" draw:style-name="a620" draw:name="Rectangle 10">
        <svg:title/>
        <svg:desc/>
        <text:p text:style-name="a618" text:class-names="" text:cond-style-name=""><text:span text:style-name="a617" text:class-names=""/></text:p>
        <draw:enhanced-geometry xmlns:dr3d="urn:oasis:names:tc:opendocument:xmlns:dr3d:1.0" draw:type="non-primitive" svg:viewBox="0 0 21600 21600" draw:enhanced-path="M 0 0 L 21600 0 21600 21600 0 21600 Z N"/>
      </draw:custom-shape>
      <draw:frame draw:id="id86" presentation:style-name="a623" draw:name="Title 1" svg:x="9.35in" svg:y="0.75in" svg:width="3.5in" svg:height="1.9in" presentation:class="title" presentation:placeholder="false">
        <draw:text-box>
          <text:p text:style-name="a622" text:class-names="" text:cond-style-name=""><text:span text:style-name="a621" text:class-names="">Click to edit Master title style</text:span></text:p>
        </draw:text-box>
        <svg:title/>
        <svg:desc/>
      </draw:frame>
      <draw:frame draw:id="id87" presentation:style-name="a626" draw:name="Picture Placeholder 2" svg:x="0in" svg:y="0in" svg:width="9.08108in" svg:height="7.5in" presentation:class="graphic" presentation:placeholder="false">
        <draw:text-box>
          <text:p text:style-name="a625" text:class-names="" text:cond-style-name=""><text:span text:style-name="a624" text:class-names="">Click icon to add picture</text:span></text:p>
        </draw:text-box>
        <svg:title/>
        <svg:desc/>
      </draw:frame>
      <draw:frame draw:id="id88" presentation:style-name="a630" draw:name="Text Placeholder 3" svg:x="9.35in" svg:y="2.65in" svg:width="3.5in" svg:height="3.6in" presentation:class="outline" presentation:placeholder="false">
        <draw:text-box>
          <text:list text:style-name="a629">
            <text:list-item>
              <text:p text:style-name="a628" text:class-names="" text:cond-style-name=""><text:span text:style-name="a627" text:class-names="">Click to edit Master text styles</text:span></text:p>
            </text:list-item>
          </text:list>
        </draw:text-box>
        <svg:title/>
        <svg:desc/>
      </draw:frame>
      <draw:frame draw:id="id89" presentation:style-name="a634" draw:name="Date Placeholder 4" svg:x="8.71in" svg:y="6.86in" svg:width="3.58in" svg:height="0.39931in" presentation:class="date-time" presentation:placeholder="false">
        <draw:text-box>
          <text:p text:style-name="a633" text:class-names="" text:cond-style-name=""><text:span text:style-name="a631" text:class-names=""><text:date text:fixed="false" style:data-style-name="a632">11/13/2019</text:date></text:span></text:p>
        </draw:text-box>
        <svg:title/>
        <svg:desc/>
      </draw:frame>
      <draw:g draw:name="Group 7" draw:id="id90">
        <svg:title/>
        <svg:desc/>
        <draw:custom-shape svg:x="12.46908in" svg:y="6.81286in" svg:width="0.5in" svg:height="0.5in" draw:id="id92" draw:style-name="a641" draw:name="Oval 8">
          <svg:title/>
          <svg:desc/>
          <text:p text:style-name="a639" text:class-names="" text:cond-style-name=""><text:span text:style-name="a63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93" draw:style-name="a644" draw:name="Oval 9">
          <svg:title/>
          <svg:desc/>
          <text:p text:style-name="a643" text:class-names="" text:cond-style-name=""><text:span text:style-name="a64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91" presentation:style-name="a637" draw:name="Slide Number Placeholder 6" svg:x="12.37in" svg:y="6.86in" svg:width="0.7in" svg:height="0.39931in" presentation:class="page-number" presentation:placeholder="false">
        <draw:text-box>
          <text:p text:style-name="a636" text:class-names="" text:cond-style-name=""><text:span text:style-name="a635" text:class-names=""><text:page-number style:num-format="1" text:fixed="false"/></text:span></text:p>
        </draw:text-box>
        <svg:title/>
        <svg:desc/>
      </draw:frame>
      <presentation:notes style:page-layout-name="pageLayout2" draw:style-name="a675">
        <draw:frame draw:id="id8" presentation:style-name="a647" draw:name="Header Placeholder 1" svg:x="0in" svg:y="0in" svg:width="3.25in" svg:height="0.50174in" presentation:class="header" presentation:placeholder="false">
          <draw:text-box>
            <text:p text:style-name="a646" text:class-names="" text:cond-style-name=""><text:span text:style-name="a645" text:class-names=""/></text:p>
          </draw:text-box>
          <svg:title/>
          <svg:desc/>
        </draw:frame>
        <draw:frame draw:id="id9" presentation:style-name="a651" draw:name="Date Placeholder 2" svg:x="4.24826in" svg:y="0in" svg:width="3.25in" svg:height="0.50174in" presentation:class="date-time" presentation:placeholder="false">
          <draw:text-box>
            <text:p text:style-name="a650" text:class-names="" text:cond-style-name=""><text:span text:style-name="a648" text:class-names=""><text:date text:fixed="false" style:data-style-name="a649">13/11/2019</text:date></text:span></text:p>
          </draw:text-box>
          <svg:title/>
          <svg:desc/>
        </draw:frame>
        <draw:page-thumbnail svg:x="0.75in" svg:y="1.25in" svg:width="6in" svg:height="3.375in" presentation:class="page" draw:id="id10" presentation:style-name="a652" draw:name="Slide Image Placeholder 3">
          <svg:title/>
          <svg:desc/>
        </draw:page-thumbnail>
        <draw:frame draw:id="id11" presentation:style-name="a668" draw:name="Notes Placeholder 4" svg:x="0.75in" svg:y="4.8125in" svg:width="6in" svg:height="3.9375in" presentation:class="notes" presentation:placeholder="false">
          <draw:text-box>
            <text:p text:style-name="a654" text:class-names="" text:cond-style-name=""><text:span text:style-name="a653" text:class-names="">Click to edit Master text styles</text:span></text:p>
            <text:list text:style-name="a657">
              <text:list-item>
                <text:list text:style-name="a657">
                  <text:list-item>
                    <text:p text:style-name="a656" text:class-names="" text:cond-style-name=""><text:span text:style-name="a655" text:class-names="">Second level</text:span></text:p>
                  </text:list-item>
                </text:list>
              </text:list-item>
            </text:list>
            <text:list text:style-name="a660">
              <text:list-item>
                <text:list text:style-name="a660">
                  <text:list-item>
                    <text:list text:style-name="a660">
                      <text:list-item>
                        <text:p text:style-name="a659" text:class-names="" text:cond-style-name=""><text:span text:style-name="a658" text:class-names="">Third level</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Fourth level</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4" text:class-names="">Fifth level</text:span><text:span text:style-name="a665" text:class-names=""/></text:p>
                              </text:list-item>
                            </text:list>
                          </text:list-item>
                        </text:list>
                      </text:list-item>
                    </text:list>
                  </text:list-item>
                </text:list>
              </text:list-item>
            </text:list>
          </draw:text-box>
          <svg:title/>
          <svg:desc/>
        </draw:frame>
        <draw:frame draw:id="id12" presentation:style-name="a671" draw:name="Footer Placeholder 5" svg:x="0in" svg:y="9.49826in" svg:width="3.25in" svg:height="0.50174in" presentation:class="footer" presentation:placeholder="false">
          <draw:text-box>
            <text:p text:style-name="a670" text:class-names="" text:cond-style-name=""><text:span text:style-name="a669" text:class-names=""/></text:p>
          </draw:text-box>
          <svg:title/>
          <svg:desc/>
        </draw:frame>
        <draw:frame draw:id="id13" presentation:style-name="a674" draw:name="Slide Number Placeholder 6" svg:x="4.24826in" svg:y="9.49826in" svg:width="3.25in" svg:height="0.50174in" presentation:class="page-number" presentation:placeholder="false">
          <draw:text-box>
            <text:p text:style-name="a673" text:class-names="" text:cond-style-name=""><text:span text:style-name="a672" text:class-names=""><text:page-number style:num-format="1" text:fixed="false"/></text:span></text:p>
          </draw:text-box>
          <svg:title/>
          <svg:desc/>
        </draw:frame>
      </presentation:notes>
    </style:master-page>
    <style:master-page style:name="Master1-Layout10-vertTx-Title-and-Vertical-Text" style:page-layout-name="pageLayout1" draw:style-name="a676">
      <draw:g draw:name="Group 6" draw:id="id94">
        <svg:title/>
        <svg:desc/>
        <draw:custom-shape svg:x="12.46908in" svg:y="6.81286in" svg:width="0.5in" svg:height="0.5in" draw:id="id100" draw:layer="Master1-bg" draw:style-name="a709" draw:name="Oval 7">
          <svg:title/>
          <svg:desc/>
          <text:p text:style-name="a707" text:class-names="" text:cond-style-name=""><text:span text:style-name="a70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101" draw:layer="Master1-bg" draw:style-name="a712" draw:name="Oval 8">
          <svg:title/>
          <svg:desc/>
          <text:p text:style-name="a711" text:class-names="" text:cond-style-name=""><text:span text:style-name="a7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95" presentation:style-name="a679" draw:name="Title 1" svg:x="1.17in" svg:y="0.53in" svg:width="11in" svg:height="1.76in" presentation:class="title" presentation:placeholder="false">
        <draw:text-box>
          <text:p text:style-name="a678" text:class-names="" text:cond-style-name=""><text:span text:style-name="a677" text:class-names="">Click to edit Master title style</text:span></text:p>
        </draw:text-box>
        <svg:title/>
        <svg:desc/>
      </draw:frame>
      <draw:frame draw:id="id96" presentation:style-name="a695" draw:name="Vertical Text Placeholder 2" svg:x="1.17in" svg:y="2.32in" svg:width="11in" svg:height="4.43in" presentation:class="outline" presentation:placeholder="false">
        <draw:text-box>
          <text:list text:style-name="a682">
            <text:list-item>
              <text:p text:style-name="a681" text:class-names="" text:cond-style-name=""><text:span text:style-name="a680" text:class-names="">Click to edit Master text styles</text:span></text:p>
            </text:list-item>
          </text:list>
          <text:list text:style-name="a685">
            <text:list-item>
              <text:list text:style-name="a685">
                <text:list-item>
                  <text:p text:style-name="a684" text:class-names="" text:cond-style-name=""><text:span text:style-name="a683" text:class-names="">Second level</text:span></text:p>
                </text:list-item>
              </text:list>
            </text:list-item>
          </text:list>
          <text:list text:style-name="a688">
            <text:list-item>
              <text:list text:style-name="a688">
                <text:list-item>
                  <text:list text:style-name="a688">
                    <text:list-item>
                      <text:p text:style-name="a687" text:class-names="" text:cond-style-name=""><text:span text:style-name="a686" text:class-names="">Third level</text:span></text:p>
                    </text:list-item>
                  </text:list>
                </text:list-item>
              </text:list>
            </text:list-item>
          </text:list>
          <text:list text:style-name="a691">
            <text:list-item>
              <text:list text:style-name="a691">
                <text:list-item>
                  <text:list text:style-name="a691">
                    <text:list-item>
                      <text:list text:style-name="a691">
                        <text:list-item>
                          <text:p text:style-name="a690" text:class-names="" text:cond-style-name=""><text:span text:style-name="a689" text:class-names="">Fourth level</text:span></text:p>
                        </text:list-item>
                      </text:list>
                    </text:list-item>
                  </text:list>
                </text:list-item>
              </text:list>
            </text:list-item>
          </text:list>
          <text:list text:style-name="a694">
            <text:list-item>
              <text:list text:style-name="a694">
                <text:list-item>
                  <text:list text:style-name="a694">
                    <text:list-item>
                      <text:list text:style-name="a694">
                        <text:list-item>
                          <text:list text:style-name="a694">
                            <text:list-item>
                              <text:p text:style-name="a693" text:class-names="" text:cond-style-name=""><text:span text:style-name="a692" text:class-names="">Fifth level</text:span></text:p>
                            </text:list-item>
                          </text:list>
                        </text:list-item>
                      </text:list>
                    </text:list-item>
                  </text:list>
                </text:list-item>
              </text:list>
            </text:list-item>
          </text:list>
        </draw:text-box>
        <svg:title/>
        <svg:desc/>
      </draw:frame>
      <draw:frame draw:id="id97" presentation:style-name="a699" draw:name="Date Placeholder 3" svg:x="8.71in" svg:y="6.86in" svg:width="3.58in" svg:height="0.39931in" presentation:class="date-time" presentation:placeholder="false">
        <draw:text-box>
          <text:p text:style-name="a698" text:class-names="" text:cond-style-name=""><text:span text:style-name="a696" text:class-names=""><text:date text:fixed="false" style:data-style-name="a697">11/13/2019</text:date></text:span></text:p>
        </draw:text-box>
        <svg:title/>
        <svg:desc/>
      </draw:frame>
      <draw:frame draw:id="id98" presentation:style-name="a702" draw:name="Footer Placeholder 4" svg:x="1.19in" svg:y="6.86in" svg:width="6.92in" svg:height="0.39931in" presentation:class="footer" presentation:placeholder="false">
        <draw:text-box>
          <text:p text:style-name="a701" text:class-names="" text:cond-style-name=""><text:span text:style-name="a700" text:class-names=""/></text:p>
        </draw:text-box>
        <svg:title/>
        <svg:desc/>
      </draw:frame>
      <draw:frame draw:id="id99" presentation:style-name="a705" draw:name="Slide Number Placeholder 5" svg:x="12.37in" svg:y="6.86in" svg:width="0.7in" svg:height="0.39931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page-layout-name="pageLayout2" draw:style-name="a743">
        <draw:frame draw:id="id8" presentation:style-name="a715" draw:name="Header Placeholder 1" svg:x="0in" svg:y="0in" svg:width="3.25in" svg:height="0.50174in" presentation:class="header" presentation:placeholder="false">
          <draw:text-box>
            <text:p text:style-name="a714" text:class-names="" text:cond-style-name=""><text:span text:style-name="a713" text:class-names=""/></text:p>
          </draw:text-box>
          <svg:title/>
          <svg:desc/>
        </draw:frame>
        <draw:frame draw:id="id9" presentation:style-name="a719" draw:name="Date Placeholder 2" svg:x="4.24826in" svg:y="0in" svg:width="3.25in" svg:height="0.50174in" presentation:class="date-time" presentation:placeholder="false">
          <draw:text-box>
            <text:p text:style-name="a718" text:class-names="" text:cond-style-name=""><text:span text:style-name="a716" text:class-names=""><text:date text:fixed="false" style:data-style-name="a717">13/11/2019</text:date></text:span></text:p>
          </draw:text-box>
          <svg:title/>
          <svg:desc/>
        </draw:frame>
        <draw:page-thumbnail svg:x="0.75in" svg:y="1.25in" svg:width="6in" svg:height="3.375in" presentation:class="page" draw:id="id10" presentation:style-name="a720" draw:name="Slide Image Placeholder 3">
          <svg:title/>
          <svg:desc/>
        </draw:page-thumbnail>
        <draw:frame draw:id="id11" presentation:style-name="a736" draw:name="Notes Placeholder 4" svg:x="0.75in" svg:y="4.8125in" svg:width="6in" svg:height="3.9375in" presentation:class="notes" presentation:placeholder="false">
          <draw:text-box>
            <text:p text:style-name="a722" text:class-names="" text:cond-style-name=""><text:span text:style-name="a721" text:class-names="">Click to edit Master text styles</text:span></text:p>
            <text:list text:style-name="a725">
              <text:list-item>
                <text:list text:style-name="a725">
                  <text:list-item>
                    <text:p text:style-name="a724" text:class-names="" text:cond-style-name=""><text:span text:style-name="a723" text:class-names="">Second level</text:span></text:p>
                  </text:list-item>
                </text:list>
              </text:list-item>
            </text:list>
            <text:list text:style-name="a728">
              <text:list-item>
                <text:list text:style-name="a728">
                  <text:list-item>
                    <text:list text:style-name="a728">
                      <text:list-item>
                        <text:p text:style-name="a727" text:class-names="" text:cond-style-name=""><text:span text:style-name="a726" text:class-names="">Third level</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Fourth level</text:span></text:p>
                          </text:list-item>
                        </text:list>
                      </text:list-item>
                    </text:list>
                  </text:list-item>
                </text:list>
              </text:list-item>
            </text:list>
            <text:list text:style-name="a735">
              <text:list-item>
                <text:list text:style-name="a735">
                  <text:list-item>
                    <text:list text:style-name="a735">
                      <text:list-item>
                        <text:list text:style-name="a735">
                          <text:list-item>
                            <text:list text:style-name="a735">
                              <text:list-item>
                                <text:p text:style-name="a734" text:class-names="" text:cond-style-name=""><text:span text:style-name="a732" text:class-names="">Fifth level</text:span><text:span text:style-name="a733" text:class-names=""/></text:p>
                              </text:list-item>
                            </text:list>
                          </text:list-item>
                        </text:list>
                      </text:list-item>
                    </text:list>
                  </text:list-item>
                </text:list>
              </text:list-item>
            </text:list>
          </draw:text-box>
          <svg:title/>
          <svg:desc/>
        </draw:frame>
        <draw:frame draw:id="id12" presentation:style-name="a739" draw:name="Footer Placeholder 5" svg:x="0in" svg:y="9.49826in" svg:width="3.25in" svg:height="0.50174in" presentation:class="footer" presentation:placeholder="false">
          <draw:text-box>
            <text:p text:style-name="a738" text:class-names="" text:cond-style-name=""><text:span text:style-name="a737" text:class-names=""/></text:p>
          </draw:text-box>
          <svg:title/>
          <svg:desc/>
        </draw:frame>
        <draw:frame draw:id="id13" presentation:style-name="a742" draw:name="Slide Number Placeholder 6" svg:x="4.24826in" svg:y="9.49826in" svg:width="3.25in" svg:height="0.50174in" presentation:class="page-number" presentation:placeholder="false">
          <draw:text-box>
            <text:p text:style-name="a741" text:class-names="" text:cond-style-name=""><text:span text:style-name="a740" text:class-names=""><text:page-number style:num-format="1" text:fixed="false"/></text:span></text:p>
          </draw:text-box>
          <svg:title/>
          <svg:desc/>
        </draw:frame>
      </presentation:notes>
    </style:master-page>
    <style:master-page style:name="Master1-Layout11-vertTitleAndTx-Vertical-Title-and-Text" style:page-layout-name="pageLayout1" draw:style-name="a744">
      <draw:g draw:name="Group 6" draw:id="id102">
        <svg:title/>
        <svg:desc/>
        <draw:custom-shape svg:x="12.46908in" svg:y="6.81286in" svg:width="0.5in" svg:height="0.5in" draw:id="id108" draw:layer="Master1-bg" draw:style-name="a777" draw:name="Oval 7">
          <svg:title/>
          <svg:desc/>
          <text:p text:style-name="a775" text:class-names="" text:cond-style-name=""><text:span text:style-name="a7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109" draw:layer="Master1-bg" draw:style-name="a780" draw:name="Oval 8">
          <svg:title/>
          <svg:desc/>
          <text:p text:style-name="a779" text:class-names="" text:cond-style-name=""><text:span text:style-name="a7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03" presentation:style-name="a747" draw:name="Vertical Title 1" svg:x="9.54167in" svg:y="0.58333in" svg:width="2.79167in" svg:height="6.16667in" presentation:class="title" presentation:placeholder="false">
        <draw:text-box>
          <text:p text:style-name="a746" text:class-names="" text:cond-style-name=""><text:span text:style-name="a745" text:class-names="">Click to edit Master title style</text:span></text:p>
        </draw:text-box>
        <svg:title/>
        <svg:desc/>
      </draw:frame>
      <draw:frame draw:id="id104" presentation:style-name="a763" draw:name="Vertical Text Placeholder 2" svg:x="1.16667in" svg:y="0.58333in" svg:width="8.20833in" svg:height="6.16667in" presentation:class="outline" presentation:placeholder="false">
        <draw:text-box>
          <text:list text:style-name="a750">
            <text:list-item>
              <text:p text:style-name="a749" text:class-names="" text:cond-style-name=""><text:span text:style-name="a748" text:class-names="">Click to edit Master text styles</text:span></text:p>
            </text:list-item>
          </text:list>
          <text:list text:style-name="a753">
            <text:list-item>
              <text:list text:style-name="a753">
                <text:list-item>
                  <text:p text:style-name="a752" text:class-names="" text:cond-style-name=""><text:span text:style-name="a751" text:class-names="">Second level</text:span></text:p>
                </text:list-item>
              </text:list>
            </text:list-item>
          </text:list>
          <text:list text:style-name="a756">
            <text:list-item>
              <text:list text:style-name="a756">
                <text:list-item>
                  <text:list text:style-name="a756">
                    <text:list-item>
                      <text:p text:style-name="a755" text:class-names="" text:cond-style-name=""><text:span text:style-name="a754" text:class-names="">Third level</text:span></text:p>
                    </text:list-item>
                  </text:list>
                </text:list-item>
              </text:list>
            </text:list-item>
          </text:list>
          <text:list text:style-name="a759">
            <text:list-item>
              <text:list text:style-name="a759">
                <text:list-item>
                  <text:list text:style-name="a759">
                    <text:list-item>
                      <text:list text:style-name="a759">
                        <text:list-item>
                          <text:p text:style-name="a758" text:class-names="" text:cond-style-name=""><text:span text:style-name="a757" text:class-names="">Fourth level</text:span></text:p>
                        </text:list-item>
                      </text:list>
                    </text:list-item>
                  </text:list>
                </text:list-item>
              </text:list>
            </text:list-item>
          </text:list>
          <text:list text:style-name="a762">
            <text:list-item>
              <text:list text:style-name="a762">
                <text:list-item>
                  <text:list text:style-name="a762">
                    <text:list-item>
                      <text:list text:style-name="a762">
                        <text:list-item>
                          <text:list text:style-name="a762">
                            <text:list-item>
                              <text:p text:style-name="a761" text:class-names="" text:cond-style-name=""><text:span text:style-name="a760" text:class-names="">Fifth level</text:span></text:p>
                            </text:list-item>
                          </text:list>
                        </text:list-item>
                      </text:list>
                    </text:list-item>
                  </text:list>
                </text:list-item>
              </text:list>
            </text:list-item>
          </text:list>
        </draw:text-box>
        <svg:title/>
        <svg:desc/>
      </draw:frame>
      <draw:frame draw:id="id105" presentation:style-name="a767" draw:name="Date Placeholder 3" svg:x="8.71in" svg:y="6.86in" svg:width="3.58in" svg:height="0.39931in" presentation:class="date-time" presentation:placeholder="false">
        <draw:text-box>
          <text:p text:style-name="a766" text:class-names="" text:cond-style-name=""><text:span text:style-name="a764" text:class-names=""><text:date text:fixed="false" style:data-style-name="a765">11/13/2019</text:date></text:span></text:p>
        </draw:text-box>
        <svg:title/>
        <svg:desc/>
      </draw:frame>
      <draw:frame draw:id="id106" presentation:style-name="a770" draw:name="Footer Placeholder 4" svg:x="1.19in" svg:y="6.86in" svg:width="6.92in" svg:height="0.39931in" presentation:class="footer" presentation:placeholder="false">
        <draw:text-box>
          <text:p text:style-name="a769" text:class-names="" text:cond-style-name=""><text:span text:style-name="a768" text:class-names=""/></text:p>
        </draw:text-box>
        <svg:title/>
        <svg:desc/>
      </draw:frame>
      <draw:frame draw:id="id107" presentation:style-name="a773" draw:name="Slide Number Placeholder 5" svg:x="12.37in" svg:y="6.86in" svg:width="0.7in" svg:height="0.39931in" presentation:class="page-number" presentation:placeholder="false">
        <draw:text-box>
          <text:p text:style-name="a772" text:class-names="" text:cond-style-name=""><text:span text:style-name="a771" text:class-names=""><text:page-number style:num-format="1" text:fixed="false"/></text:span></text:p>
        </draw:text-box>
        <svg:title/>
        <svg:desc/>
      </draw:frame>
      <presentation:notes style:page-layout-name="pageLayout2" draw:style-name="a811">
        <draw:frame draw:id="id8" presentation:style-name="a783" draw:name="Header Placeholder 1" svg:x="0in" svg:y="0in" svg:width="3.25in" svg:height="0.50174in" presentation:class="header" presentation:placeholder="false">
          <draw:text-box>
            <text:p text:style-name="a782" text:class-names="" text:cond-style-name=""><text:span text:style-name="a781" text:class-names=""/></text:p>
          </draw:text-box>
          <svg:title/>
          <svg:desc/>
        </draw:frame>
        <draw:frame draw:id="id9" presentation:style-name="a787" draw:name="Date Placeholder 2" svg:x="4.24826in" svg:y="0in" svg:width="3.25in" svg:height="0.50174in" presentation:class="date-time" presentation:placeholder="false">
          <draw:text-box>
            <text:p text:style-name="a786" text:class-names="" text:cond-style-name=""><text:span text:style-name="a784" text:class-names=""><text:date text:fixed="false" style:data-style-name="a785">13/11/2019</text:date></text:span></text:p>
          </draw:text-box>
          <svg:title/>
          <svg:desc/>
        </draw:frame>
        <draw:page-thumbnail svg:x="0.75in" svg:y="1.25in" svg:width="6in" svg:height="3.375in" presentation:class="page" draw:id="id10" presentation:style-name="a788" draw:name="Slide Image Placeholder 3">
          <svg:title/>
          <svg:desc/>
        </draw:page-thumbnail>
        <draw:frame draw:id="id11" presentation:style-name="a804" draw:name="Notes Placeholder 4" svg:x="0.75in" svg:y="4.8125in" svg:width="6in" svg:height="3.9375in" presentation:class="notes" presentation:placeholder="false">
          <draw:text-box>
            <text:p text:style-name="a790" text:class-names="" text:cond-style-name=""><text:span text:style-name="a789" text:class-names="">Click to edit Master text styles</text:span></text:p>
            <text:list text:style-name="a793">
              <text:list-item>
                <text:list text:style-name="a793">
                  <text:list-item>
                    <text:p text:style-name="a792" text:class-names="" text:cond-style-name=""><text:span text:style-name="a791" text:class-names="">Second level</text:span></text:p>
                  </text:list-item>
                </text:list>
              </text:list-item>
            </text:list>
            <text:list text:style-name="a796">
              <text:list-item>
                <text:list text:style-name="a796">
                  <text:list-item>
                    <text:list text:style-name="a796">
                      <text:list-item>
                        <text:p text:style-name="a795" text:class-names="" text:cond-style-name=""><text:span text:style-name="a794" text:class-names="">Third level</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Fourth level</text:span></text:p>
                          </text:list-item>
                        </text:list>
                      </text:list-item>
                    </text:list>
                  </text:list-item>
                </text:list>
              </text:list-item>
            </text:list>
            <text:list text:style-name="a803">
              <text:list-item>
                <text:list text:style-name="a803">
                  <text:list-item>
                    <text:list text:style-name="a803">
                      <text:list-item>
                        <text:list text:style-name="a803">
                          <text:list-item>
                            <text:list text:style-name="a803">
                              <text:list-item>
                                <text:p text:style-name="a802" text:class-names="" text:cond-style-name=""><text:span text:style-name="a800" text:class-names="">Fifth level</text:span><text:span text:style-name="a801" text:class-names=""/></text:p>
                              </text:list-item>
                            </text:list>
                          </text:list-item>
                        </text:list>
                      </text:list-item>
                    </text:list>
                  </text:list-item>
                </text:list>
              </text:list-item>
            </text:list>
          </draw:text-box>
          <svg:title/>
          <svg:desc/>
        </draw:frame>
        <draw:frame draw:id="id12" presentation:style-name="a807" draw:name="Footer Placeholder 5" svg:x="0in" svg:y="9.49826in" svg:width="3.25in" svg:height="0.50174in" presentation:class="footer" presentation:placeholder="false">
          <draw:text-box>
            <text:p text:style-name="a806" text:class-names="" text:cond-style-name=""><text:span text:style-name="a805" text:class-names=""/></text:p>
          </draw:text-box>
          <svg:title/>
          <svg:desc/>
        </draw:frame>
        <draw:frame draw:id="id13" presentation:style-name="a810" draw:name="Slide Number Placeholder 6" svg:x="4.24826in" svg:y="9.49826in" svg:width="3.25in" svg:height="0.50174in" presentation:class="page-number" presentation:placeholder="false">
          <draw:text-box>
            <text:p text:style-name="a809" text:class-names="" text:cond-style-name=""><text:span text:style-name="a80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rontend technologies</dc:title>
    <meta:initial-creator>Kouzak,Ibrahim I.</meta:initial-creator>
    <dc:creator>Kouzak,Ibrahim I.</dc:creator>
    <meta:creation-date>2019-09-22T13:53:12Z</meta:creation-date>
    <dc:date>2019-11-13T10:33:11Z</dc:date>
    <meta:template xlink:href="TM03090434%5b%5bfn=Wood%20Type%5d%5d" xlink:type="simple"/>
    <meta:editing-cycles>13</meta:editing-cycles>
    <meta:editing-duration>PT58550S</meta:editing-duration>
    <meta:document-statistic meta:paragraph-count="14" meta:word-count="98"/>
  </office:meta>
</office:document-meta>
</file>